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E000077E400004B0937380CA3.wmf"/>
  <manifest:file-entry manifest:media-type="" manifest:full-path="Pictures/2000005800007D9300002D7A893873C4.wmf"/>
  <manifest:file-entry manifest:media-type="" manifest:full-path="Pictures/200000D20000CE650000C321162572FD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Webdings" svg:font-family="Webdings" style:font-family-generic="roman" style:font-charset="x-symbol"/>
    <style:font-face style:name="Wingdings 2" svg:font-family="'Wingdings 2'" style:font-family-generic="roman" style:font-charset="x-symbol"/>
    <style:font-face style:name="Mangal1" svg:font-family="Mangal"/>
    <style:font-face style:name="Times New Roman CYR" svg:font-family="'Times New Roman CYR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3.889cm" table:align="left" style:writing-mode="lr-tb"/>
    </style:style>
    <style:style style:name="Table1.A" style:family="table-column">
      <style:table-column-properties style:column-width="10.232cm"/>
    </style:style>
    <style:style style:name="Table1.B" style:family="table-column">
      <style:table-column-properties style:column-width="3.65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02cm solid #000000"/>
    </style:style>
    <style:style style:name="Table2" style:family="table">
      <style:table-properties style:width="14.079cm" fo:margin-left="-0.191cm" table:align="left" style:writing-mode="lr-tb"/>
    </style:style>
    <style:style style:name="Table2.A" style:family="table-column">
      <style:table-column-properties style:column-width="1.125cm"/>
    </style:style>
    <style:style style:name="Table2.B" style:family="table-column">
      <style:table-column-properties style:column-width="5.415cm"/>
    </style:style>
    <style:style style:name="Table2.C" style:family="table-column">
      <style:table-column-properties style:column-width="1.27cm"/>
    </style:style>
    <style:style style:name="Table2.D" style:family="table-column">
      <style:table-column-properties style:column-width="6.2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3" style:family="table">
      <style:table-properties style:width="14.079cm" fo:margin-left="-0.191cm" table:align="left" style:writing-mode="lr-tb"/>
    </style:style>
    <style:style style:name="Table3.A" style:family="table-column">
      <style:table-column-properties style:column-width="1.141cm"/>
    </style:style>
    <style:style style:name="Table3.B" style:family="table-column">
      <style:table-column-properties style:column-width="5.653cm"/>
    </style:style>
    <style:style style:name="Table3.C" style:family="table-column">
      <style:table-column-properties style:column-width="1.016cm"/>
    </style:style>
    <style:style style:name="Table3.D" style:family="table-column">
      <style:table-column-properties style:column-width="6.269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4" style:family="table">
      <style:table-properties style:width="13.889cm" table:align="left" style:writing-mode="lr-tb"/>
    </style:style>
    <style:style style:name="Table4.A" style:family="table-column">
      <style:table-column-properties style:column-width="2.776cm"/>
    </style:style>
    <style:style style:name="Table4.B" style:family="table-column">
      <style:table-column-properties style:column-width="2.77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02cm solid #000000"/>
    </style:style>
    <style:style style:name="Table5" style:family="table">
      <style:table-properties style:width="13.889cm" table:align="left" style:writing-mode="lr-tb"/>
    </style:style>
    <style:style style:name="Table5.A" style:family="table-column">
      <style:table-column-properties style:column-width="4.445cm"/>
    </style:style>
    <style:style style:name="Table5.B" style:family="table-column">
      <style:table-column-properties style:column-width="9.44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5.B3" style:family="table-cell">
      <style:table-cell-properties fo:padding-left="0.191cm" fo:padding-right="0.191cm" fo:padding-top="0cm" fo:padding-bottom="0cm" fo:border="0.002cm solid #000000"/>
    </style:style>
    <style:style style:name="Table6" style:family="table">
      <style:table-properties style:width="13.889cm" table:align="left" style:writing-mode="lr-tb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9.444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6.B2" style:family="table-cell">
      <style:table-cell-properties fo:padding-left="0.191cm" fo:padding-right="0.191cm" fo:padding-top="0cm" fo:padding-bottom="0cm" fo:border="0.002cm solid #000000"/>
    </style:style>
    <style:style style:name="Table7" style:family="table">
      <style:table-properties style:width="13.889cm" table:align="left" style:writing-mode="lr-tb"/>
    </style:style>
    <style:style style:name="Table7.A" style:family="table-column">
      <style:table-column-properties style:column-width="1.58cm"/>
    </style:style>
    <style:style style:name="Table7.B" style:family="table-column">
      <style:table-column-properties style:column-width="9.753cm"/>
    </style:style>
    <style:style style:name="Table7.C" style:family="table-column">
      <style:table-column-properties style:column-width="1.462cm"/>
    </style:style>
    <style:style style:name="Table7.D" style:family="table-column">
      <style:table-column-properties style:column-width="1.09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7.A3" style:family="table-cell">
      <style:table-cell-properties fo:padding-left="0.191cm" fo:padding-right="0.191cm" fo:padding-top="0cm" fo:padding-bottom="0cm" fo:border="0.002cm solid #000000"/>
    </style:style>
    <style:style style:name="Table7.C8" style:family="table-cell" style:data-style-name="N0">
      <style:table-cell-properties fo:padding-left="0.191cm" fo:padding-right="0.191cm" fo:padding-top="0cm" fo:padding-bottom="0cm" fo:border="0.002cm solid #000000"/>
    </style:style>
    <style:style style:name="Table8" style:family="table">
      <style:table-properties style:width="13.889cm" table:align="left" style:writing-mode="lr-tb"/>
    </style:style>
    <style:style style:name="Table8.A" style:family="table-column">
      <style:table-column-properties style:column-width="1.588cm"/>
    </style:style>
    <style:style style:name="Table8.B" style:family="table-column">
      <style:table-column-properties style:column-width="9.843cm"/>
    </style:style>
    <style:style style:name="Table8.C" style:family="table-column">
      <style:table-column-properties style:column-width="1.281cm"/>
    </style:style>
    <style:style style:name="Table8.D" style:family="table-column">
      <style:table-column-properties style:column-width="1.17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0.002cm solid #000000"/>
    </style:style>
    <style:style style:name="Table8.D2" style:family="table-cell" style:data-style-name="N0">
      <style:table-cell-properties fo:padding-left="0.191cm" fo:padding-right="0.191cm" fo:padding-top="0cm" fo:padding-bottom="0cm" fo:border="0.002cm solid #000000"/>
    </style:style>
    <style:style style:name="Table9" style:family="table">
      <style:table-properties style:width="13.889cm" table:align="left" style:writing-mode="lr-tb"/>
    </style:style>
    <style:style style:name="Table9.A" style:family="table-column">
      <style:table-column-properties style:column-width="1.588cm"/>
    </style:style>
    <style:style style:name="Table9.B" style:family="table-column">
      <style:table-column-properties style:column-width="9.843cm"/>
    </style:style>
    <style:style style:name="Table9.C" style:family="table-column">
      <style:table-column-properties style:column-width="1.279cm"/>
    </style:style>
    <style:style style:name="Table9.D" style:family="table-column">
      <style:table-column-properties style:column-width="1.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0.002cm solid #000000"/>
    </style:style>
    <style:style style:name="Table9.C2" style:family="table-cell" style:data-style-name="N0">
      <style:table-cell-properties fo:padding-left="0.191cm" fo:padding-right="0.191cm" fo:padding-top="0cm" fo:padding-bottom="0cm" fo:border="0.002cm solid #000000"/>
    </style:style>
    <style:style style:name="Table10" style:family="table">
      <style:table-properties style:width="13.653cm" table:align="left" style:writing-mode="lr-tb"/>
    </style:style>
    <style:style style:name="Table10.A" style:family="table-column">
      <style:table-column-properties style:column-width="5.715cm"/>
    </style:style>
    <style:style style:name="Table10.B" style:family="table-column">
      <style:table-column-properties style:column-width="0.683cm"/>
    </style:style>
    <style:style style:name="Table10.C" style:family="table-column">
      <style:table-column-properties style:column-width="0.905cm"/>
    </style:style>
    <style:style style:name="Table10.D" style:family="table-column">
      <style:table-column-properties style:column-width="0.794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le10.A2" style:family="table-cell">
      <style:table-cell-properties fo:padding-left="0.191cm" fo:padding-right="0.191cm" fo:padding-top="0cm" fo:padding-bottom="0cm" fo:border="0.002cm solid #000000"/>
    </style:style>
    <style:style style:name="Table11" style:family="table">
      <style:table-properties style:width="13.653cm" table:align="left" style:writing-mode="lr-tb"/>
    </style:style>
    <style:style style:name="Table11.A" style:family="table-column">
      <style:table-column-properties style:column-width="4.445cm"/>
    </style:style>
    <style:style style:name="Table11.B" style:family="table-column">
      <style:table-column-properties style:column-width="9.20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02cm solid #000000"/>
    </style:style>
    <style:style style:name="Table11.A2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Standard" style:list-style-name="">
      <style:paragraph-properties fo:line-height="120%" fo:text-align="center" style:justify-single-word="false"/>
    </style:style>
    <style:style style:name="P2" style:family="paragraph" style:parent-style-name="Standard" style:list-style-name="">
      <style:paragraph-properties fo:line-height="120%" fo:text-align="justify" style:justify-single-word="false">
        <style:tab-stops>
          <style:tab-stop style:position="0.702cm"/>
        </style:tab-stops>
      </style:paragraph-properties>
    </style:style>
    <style:style style:name="P3" style:family="paragraph" style:parent-style-name="Standard" style:list-style-name="">
      <style:paragraph-properties fo:text-align="center" style:justify-single-word="false"/>
    </style:style>
    <style:style style:name="P4" style:family="paragraph" style:parent-style-name="Standard" style:list-style-name="">
      <style:paragraph-properties fo:text-align="center" style:justify-single-word="false"/>
      <style:text-properties fo:font-size="8pt" fo:language="uk" fo:country="UA" fo:font-weight="bold" style:font-size-asian="8pt" style:font-weight-asian="bold" style:font-size-complex="8pt" style:font-weight-complex="bold"/>
    </style:style>
    <style:style style:name="P5" style:family="paragraph" style:parent-style-name="Standard" style:list-style-name="">
      <style:paragraph-properties fo:line-height="105%" fo:text-align="center" style:justify-single-word="false"/>
      <style:text-properties fo:font-size="8pt" fo:language="uk" fo:country="UA" fo:font-weight="bold" style:font-size-asian="8pt" style:font-weight-asian="bold" style:font-size-complex="8pt" style:font-weight-complex="bold"/>
    </style:style>
    <style:style style:name="P6" style:family="paragraph" style:parent-style-name="Standard" style:list-style-name="">
      <style:paragraph-properties fo:text-align="center" style:justify-single-word="false"/>
      <style:text-properties fo:font-size="2pt" fo:language="uk" fo:country="UA" style:font-size-asian="2pt" style:font-size-complex="2pt"/>
    </style:style>
    <style:style style:name="P7" style:family="paragraph" style:parent-style-name="Standard" style:list-style-name="">
      <style:text-properties fo:font-size="2pt" fo:language="uk" fo:country="UA" style:font-size-asian="2pt" style:font-size-complex="2pt"/>
    </style:style>
    <style:style style:name="P8" style:family="paragraph" style:parent-style-name="Standard" style:list-style-name="">
      <style:paragraph-properties fo:line-height="110%" fo:text-align="center" style:justify-single-word="false"/>
      <style:text-properties fo:language="uk" fo:country="UA" fo:font-weight="bold" style:font-weight-asian="bold" style:font-weight-complex="bold"/>
    </style:style>
    <style:style style:name="P9" style:family="paragraph" style:parent-style-name="Standard" style:list-style-name="">
      <style:paragraph-properties fo:text-align="justify" style:justify-single-word="false"/>
      <style:text-properties fo:language="uk" fo:country="UA" fo:font-weight="bold" style:font-weight-asian="bold" style:font-weight-complex="bold"/>
    </style:style>
    <style:style style:name="P10" style:family="paragraph" style:parent-style-name="Standard" style:list-style-name="">
      <style:paragraph-properties fo:line-height="130%" fo:text-align="center" style:justify-single-word="false"/>
      <style:text-properties fo:language="uk" fo:country="UA" fo:font-weight="bold" style:font-weight-asian="bold" style:font-weight-complex="bold"/>
    </style:style>
    <style:style style:name="P11" style:family="paragraph" style:parent-style-name="Standard" style:list-style-name="">
      <style:paragraph-properties fo:text-align="center" style:justify-single-word="false"/>
      <style:text-properties fo:language="uk" fo:country="UA" fo:font-weight="bold" style:font-weight-asian="bold" style:font-weight-complex="bold"/>
    </style:style>
    <style:style style:name="P12" style:family="paragraph" style:parent-style-name="Standard" style:list-style-name="">
      <style:paragraph-properties fo:line-height="130%" fo:text-align="center" style:justify-single-word="false"/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">
      <style:paragraph-properties fo:text-align="center" style:justify-single-word="false"/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">
      <style:paragraph-properties fo:line-height="130%" fo:text-align="justify" style:justify-single-word="false"/>
      <style:text-properties fo:language="uk" fo:country="UA"/>
    </style:style>
    <style:style style:name="P15" style:family="paragraph" style:parent-style-name="Standard" style:list-style-name="">
      <style:paragraph-properties fo:text-align="center" style:justify-single-word="false"/>
      <style:text-properties fo:language="uk" fo:country="UA"/>
    </style:style>
    <style:style style:name="P16" style:family="paragraph" style:parent-style-name="Standard" style:list-style-name="">
      <style:paragraph-properties fo:text-align="end" style:justify-single-word="false"/>
      <style:text-properties fo:font-size="11pt" fo:language="uk" fo:country="UA" style:font-size-asian="11pt" style:font-size-complex="11pt"/>
    </style:style>
    <style:style style:name="P17" style:family="paragraph" style:parent-style-name="Standard" style:list-style-name="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8" style:family="paragraph" style:parent-style-name="Standard" style:list-style-name="">
      <style:paragraph-properties fo:text-align="center" style:justify-single-word="false">
        <style:tab-stops>
          <style:tab-stop style:position="0.702cm"/>
        </style:tab-stops>
      </style:paragraph-properties>
      <style:text-properties fo:font-size="11pt" fo:language="uk" fo:country="UA" style:font-size-asian="11pt" style:font-size-complex="11pt"/>
    </style:style>
    <style:style style:name="P19" style:family="paragraph" style:parent-style-name="Standard" style:list-style-name="">
      <style:paragraph-properties fo:text-align="justify" style:justify-single-word="false"/>
      <style:text-properties fo:font-size="11pt" fo:language="uk" fo:country="UA" style:font-size-asian="11pt" style:font-size-complex="11pt"/>
    </style:style>
    <style:style style:name="P20" style:family="paragraph" style:parent-style-name="Standard" style:list-style-name="">
      <style:paragraph-properties fo:line-height="110%" fo:text-align="center" style:justify-single-word="false"/>
      <style:text-properties fo:font-size="11pt" fo:language="uk" fo:country="UA" style:font-size-asian="11pt" style:font-size-complex="11pt"/>
    </style:style>
    <style:style style:name="P21" style:family="paragraph" style:parent-style-name="Standard" style:list-style-name="">
      <style:paragraph-properties fo:line-height="105%" fo:text-align="justify" style:justify-single-word="false"/>
      <style:text-properties fo:font-size="11pt" fo:language="uk" fo:country="UA" style:font-size-asian="11pt" style:font-size-complex="11pt"/>
    </style:style>
    <style:style style:name="P22" style:family="paragraph" style:parent-style-name="Standard" style:list-style-name="">
      <style:paragraph-properties fo:line-height="90%" fo:text-align="justify" style:justify-single-word="false"/>
      <style:text-properties fo:font-size="11pt" fo:language="uk" fo:country="UA" style:font-size-asian="11pt" style:font-size-complex="11pt"/>
    </style:style>
    <style:style style:name="P23" style:family="paragraph" style:parent-style-name="Standard" style:list-style-name="">
      <style:paragraph-properties fo:line-height="120%" fo:text-align="center" style:justify-single-word="false"/>
      <style:text-properties fo:font-size="11pt" fo:language="uk" fo:country="UA" style:font-size-asian="11pt" style:font-size-complex="11pt"/>
    </style:style>
    <style:style style:name="P24" style:family="paragraph" style:parent-style-name="Standard" style:list-style-name="">
      <style:paragraph-properties fo:text-align="justify" style:justify-single-word="false"/>
      <style:text-properties fo:font-size="11pt" fo:language="en" fo:country="US" style:font-size-asian="11pt" style:font-size-complex="11pt"/>
    </style:style>
    <style:style style:name="P25" style:family="paragraph" style:parent-style-name="Standard" style:list-style-name="">
      <style:paragraph-properties fo:line-height="110%" fo:text-align="end" style:justify-single-word="false"/>
    </style:style>
    <style:style style:name="P26" style:family="paragraph" style:parent-style-name="Standard" style:list-style-name="">
      <style:paragraph-properties fo:line-height="110%" fo:text-align="justify" style:justify-single-word="false"/>
    </style:style>
    <style:style style:name="P27" style:family="paragraph" style:parent-style-name="Standard" style:list-style-name="">
      <style:paragraph-properties fo:line-height="130%" fo:text-align="center" style:justify-single-word="false"/>
    </style:style>
    <style:style style:name="P28" style:family="paragraph" style:parent-style-name="Standard" style:list-style-name="">
      <style:paragraph-properties fo:text-align="end" style:justify-single-word="false"/>
    </style:style>
    <style:style style:name="P29" style:family="paragraph" style:parent-style-name="Standard" style:list-style-name="">
      <style:paragraph-properties fo:text-align="center" style:justify-single-word="false"/>
      <style:text-properties fo:font-size="4pt" fo:language="uk" fo:country="UA" style:font-size-asian="4pt" style:font-size-complex="4pt"/>
    </style:style>
    <style:style style:name="P30" style:family="paragraph" style:parent-style-name="Standard" style:list-style-name="">
      <style:paragraph-properties fo:text-align="end" style:justify-single-word="false"/>
      <style:text-properties fo:font-size="4pt" fo:language="uk" fo:country="UA" style:font-size-asian="4pt" style:font-size-complex="4pt"/>
    </style:style>
    <style:style style:name="P31" style:family="paragraph" style:parent-style-name="Standard" style:list-style-name="">
      <style:paragraph-properties fo:line-height="120%" fo:text-align="justify" style:justify-single-word="false"/>
      <style:text-properties fo:font-size="4pt" fo:language="uk" fo:country="UA" style:font-size-asian="4pt" style:font-size-complex="4pt"/>
    </style:style>
    <style:style style:name="P32" style:family="paragraph" style:parent-style-name="Standard" style:list-style-name="">
      <style:paragraph-properties fo:text-align="center" style:justify-single-word="false"/>
      <style:text-properties fo:font-size="4pt" fo:language="uk" fo:country="UA" fo:font-weight="bold" style:font-size-asian="4pt" style:font-weight-asian="bold" style:font-size-complex="4pt" style:font-weight-complex="bold"/>
    </style:style>
    <style:style style:name="P33" style:family="paragraph" style:parent-style-name="Standard" style:list-style-name="">
      <style:paragraph-properties fo:text-align="justify" style:justify-single-word="false"/>
      <style:text-properties fo:font-size="4pt" fo:language="uk" fo:country="UA" fo:font-weight="bold" style:font-size-asian="4pt" style:font-weight-asian="bold" style:font-size-complex="4pt" style:font-weight-complex="bold"/>
    </style:style>
    <style:style style:name="P34" style:family="paragraph" style:parent-style-name="Standard" style:list-style-name="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5" style:family="paragraph" style:parent-style-name="Standard" style:list-style-name="">
      <style:paragraph-properties fo:line-height="105%" fo:text-align="center" style:justify-single-word="false"/>
    </style:style>
    <style:style style:name="P36" style:family="paragraph" style:parent-style-name="Standard" style:list-style-name="">
      <style:paragraph-properties fo:line-height="105%"/>
    </style:style>
    <style:style style:name="P37" style:family="paragraph" style:parent-style-name="Standard" style:list-style-name="">
      <style:paragraph-properties fo:line-height="105%" fo:text-align="justify" style:justify-single-word="false"/>
    </style:style>
    <style:style style:name="P38" style:family="paragraph" style:parent-style-name="Standard" style:list-style-name="">
      <style:paragraph-properties fo:line-height="105%" fo:text-align="center" style:justify-single-word="false"/>
      <style:text-properties style:font-name="Wingdings 2" fo:language="uk" fo:country="UA" fo:font-weight="bold" style:font-name-asian="Wingdings 2" style:font-weight-asian="bold" style:font-name-complex="Wingdings 2" style:font-weight-complex="bold"/>
    </style:style>
    <style:style style:name="P39" style:family="paragraph" style:parent-style-name="Standard" style:list-style-name="">
      <style:paragraph-properties fo:text-align="center" style:justify-single-word="false"/>
      <style:text-properties style:font-name="Wingdings 2" fo:language="uk" fo:country="UA" fo:font-weight="bold" style:font-name-asian="Wingdings 2" style:font-weight-asian="bold" style:font-name-complex="Wingdings 2" style:font-weight-complex="bold"/>
    </style:style>
    <style:style style:name="P40" style:family="paragraph" style:parent-style-name="Standard" style:list-style-name="">
      <style:paragraph-properties fo:line-height="90%" fo:text-align="justify" style:justify-single-word="false"/>
    </style:style>
    <style:style style:name="P41" style:family="paragraph" style:parent-style-name="Standard" style:list-style-name="">
      <style:paragraph-properties fo:text-align="end" style:justify-single-word="false"/>
      <style:text-properties fo:font-size="5pt" fo:language="uk" fo:country="UA" style:font-size-asian="5pt" style:font-size-complex="5pt"/>
    </style:style>
    <style:style style:name="P42" style:family="paragraph" style:parent-style-name="Standard" style:list-style-name="">
      <style:text-properties fo:font-size="5pt" fo:language="uk" fo:country="UA" style:font-size-asian="5pt" style:font-size-complex="5pt"/>
    </style:style>
    <style:style style:name="P43" style:family="paragraph" style:parent-style-name="Standard" style:list-style-name="">
      <style:paragraph-properties fo:text-align="center" style:justify-single-word="false"/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P44" style:family="paragraph" style:parent-style-name="Standard" style:list-style-name="">
      <style:text-properties style:font-name="Arial CYR" fo:font-size="10pt" style:font-name-asian="Arial CYR" style:font-size-asian="10pt" style:font-name-complex="Arial CYR" style:font-size-complex="10pt"/>
    </style:style>
    <style:style style:name="P45" style:family="paragraph" style:parent-style-name="Standard" style:list-style-name="">
      <style:paragraph-properties fo:text-align="justify" style:justify-single-word="false"/>
      <style:text-properties fo:color="#000000" fo:font-size="11pt" fo:language="uk" fo:country="UA" style:font-size-asian="11pt" style:font-size-complex="11pt"/>
    </style:style>
    <style:style style:name="P46" style:family="paragraph" style:parent-style-name="Standard" style:list-style-name="">
      <style:paragraph-properties fo:line-height="95%" fo:text-align="justify" style:justify-single-word="false"/>
      <style:text-properties fo:color="#000000" fo:font-size="11pt" fo:language="uk" fo:country="UA" style:font-size-asian="11pt" style:font-size-complex="11pt"/>
    </style:style>
    <style:style style:name="P47" style:family="paragraph" style:parent-style-name="Standard" style:list-style-name="">
      <style:paragraph-properties fo:text-align="center" style:justify-single-word="false">
        <style:tab-stops>
          <style:tab-stop style:position="0.702cm"/>
        </style:tab-stops>
      </style:paragraph-properties>
      <style:text-properties fo:color="#000000" fo:font-size="11pt" fo:language="uk" fo:country="UA" style:font-size-asian="11pt" style:font-size-complex="11pt"/>
    </style:style>
    <style:style style:name="P48" style:family="paragraph" style:parent-style-name="Standard" style:list-style-name="">
      <style:paragraph-properties fo:line-height="120%" fo:text-align="center" style:justify-single-word="false">
        <style:tab-stops>
          <style:tab-stop style:position="0.702cm"/>
        </style:tab-stops>
      </style:paragraph-properties>
      <style:text-properties fo:color="#000000" fo:font-size="11pt" fo:language="uk" fo:country="UA" style:font-size-asian="11pt" style:font-size-complex="11pt"/>
    </style:style>
    <style:style style:name="P49" style:family="paragraph" style:parent-style-name="Standard" style:list-style-name="">
      <style:paragraph-properties fo:line-height="120%" fo:text-align="center" style:justify-single-word="false"/>
      <style:text-properties fo:color="#000000" fo:font-size="11pt" fo:language="uk" fo:country="UA" style:font-size-asian="11pt" style:font-size-complex="11pt"/>
    </style:style>
    <style:style style:name="P50" style:family="paragraph" style:parent-style-name="Standard" style:list-style-name="">
      <style:paragraph-properties fo:line-height="120%" fo:text-align="center" style:justify-single-word="false"/>
      <style:text-properties fo:color="#000000" fo:language="uk" fo:country="UA"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Standard" style:list-style-name="">
      <style:paragraph-properties fo:line-height="110%" fo:text-align="justify" style:justify-single-word="false"/>
      <style:text-properties fo:color="#000000" fo:language="uk" fo:country="UA"/>
    </style:style>
    <style:style style:name="P52" style:family="paragraph" style:parent-style-name="Standard" style:list-style-name="">
      <style:paragraph-properties fo:margin-left="0.6cm" fo:margin-right="0cm" fo:text-align="justify" style:justify-single-word="false" fo:text-indent="0cm" style:auto-text-indent="false"/>
      <style:text-properties fo:text-transform="uppercase" fo:font-size="10pt" fo:language="uk" fo:country="UA" fo:font-weight="bold" style:font-size-asian="10pt" style:font-weight-asian="bold" style:font-size-complex="10pt" style:font-weight-complex="bold"/>
    </style:style>
    <style:style style:name="P53" style:family="paragraph" style:parent-style-name="Standard" style:list-style-name="">
      <style:paragraph-properties fo:margin-left="0.6cm" fo:margin-right="0cm" fo:line-height="110%" fo:text-indent="0cm" style:auto-text-indent="false"/>
    </style:style>
    <style:style style:name="P54" style:family="paragraph" style:parent-style-name="Standard" style:list-style-name="">
      <style:paragraph-properties fo:margin-left="0.6cm" fo:margin-right="0cm" fo:text-align="center" style:justify-single-word="false" fo:text-indent="0cm" style:auto-text-indent="false"/>
      <style:text-properties fo:font-size="11pt" fo:language="uk" fo:country="UA" style:font-size-asian="11pt" style:font-size-complex="11pt"/>
    </style:style>
    <style:style style:name="P55" style:family="paragraph" style:parent-style-name="Standard" style:list-style-name="">
      <style:paragraph-properties fo:margin-left="0.9cm" fo:margin-right="0cm" fo:line-height="110%" fo:text-indent="1.005cm" style:auto-text-indent="false"/>
      <style:text-properties fo:font-size="2pt" fo:language="uk" fo:country="UA" fo:font-weight="bold" style:font-size-asian="2pt" style:font-weight-asian="bold" style:font-size-complex="2pt" style:font-weight-complex="bold"/>
    </style:style>
    <style:style style:name="P56" style:family="paragraph" style:parent-style-name="Standard" style:list-style-name="">
      <style:paragraph-properties fo:margin-left="0.9cm" fo:margin-right="0cm" fo:line-height="110%" fo:text-indent="1.005cm" style:auto-text-indent="false"/>
      <style:text-properties fo:language="uk" fo:country="UA" fo:font-weight="bold" style:font-weight-asian="bold" style:font-weight-complex="bold"/>
    </style:style>
    <style:style style:name="P57" style:family="paragraph" style:parent-style-name="Standard" style:list-style-name="">
      <style:paragraph-properties fo:margin-left="0cm" fo:margin-right="0cm" fo:text-align="justify" style:justify-single-word="false" fo:text-indent="0.9cm" style:auto-text-indent="false"/>
      <style:text-properties fo:font-size="11pt" fo:language="uk" fo:country="UA" style:font-size-asian="11pt" style:font-size-complex="11pt"/>
    </style:style>
    <style:style style:name="P58" style:family="paragraph" style:parent-style-name="Standard" style:list-style-name="">
      <style:paragraph-properties fo:margin-left="0cm" fo:margin-right="0cm" fo:text-align="justify" style:justify-single-word="false" fo:text-indent="0.9cm" style:auto-text-indent="false" fo:background-color="#ffffff">
        <style:background-image/>
      </style:paragraph-properties>
    </style:style>
    <style:style style:name="P59" style:family="paragraph" style:parent-style-name="Standard" style:list-style-name="">
      <style:paragraph-properties fo:margin-left="0.6cm" fo:margin-right="0cm" fo:text-align="justify" style:justify-single-word="false" fo:text-indent="-0.6cm" style:auto-text-indent="false">
        <style:tab-stops>
          <style:tab-stop style:position="0cm"/>
        </style:tab-stops>
      </style:paragraph-properties>
    </style:style>
    <style:style style:name="P60" style:family="paragraph" style:parent-style-name="Standard" style:list-style-name="">
      <style:paragraph-properties fo:margin-left="0.6cm" fo:margin-right="0cm" fo:line-height="90%" fo:text-align="justify" style:justify-single-word="false" fo:text-indent="-0.6cm" style:auto-text-indent="false">
        <style:tab-stops>
          <style:tab-stop style:position="0cm"/>
        </style:tab-stops>
      </style:paragraph-properties>
    </style:style>
    <style:style style:name="P61" style:family="paragraph" style:parent-style-name="Standard" style:list-style-name="">
      <style:paragraph-properties fo:margin-left="1.27cm" fo:margin-right="0cm" fo:line-height="11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62" style:family="paragraph" style:parent-style-name="Standard" style:list-style-name="">
      <style:paragraph-properties fo:margin-left="0cm" fo:margin-right="0cm" fo:text-align="justify" style:justify-single-word="false" fo:text-indent="0.6cm" style:auto-text-indent="false"/>
      <style:text-properties fo:language="uk" fo:country="UA"/>
    </style:style>
    <style:style style:name="P63" style:family="paragraph" style:parent-style-name="Standard" style:list-style-name="">
      <style:paragraph-properties fo:margin-left="0cm" fo:margin-right="0cm" fo:text-align="justify" style:justify-single-word="false" fo:text-indent="0.6cm" style:auto-text-indent="false"/>
    </style:style>
    <style:style style:name="P64" style:family="paragraph" style:parent-style-name="Standard" style:list-style-name="">
      <style:paragraph-properties fo:line-height="130%" fo:text-align="center" style:justify-single-word="false" fo:keep-with-next="always"/>
    </style:style>
    <style:style style:name="P65" style:family="paragraph" style:parent-style-name="Standard" style:list-style-name="">
      <style:paragraph-properties fo:line-height="130%" fo:text-align="center" style:justify-single-word="false" fo:keep-with-next="always"/>
      <style:text-properties fo:text-transform="uppercase" fo:font-size="11pt" fo:language="uk" fo:country="UA" fo:font-weight="bold" style:font-size-asian="11pt" style:font-weight-asian="bold" style:font-size-complex="11pt" style:font-weight-complex="bold"/>
    </style:style>
    <style:style style:name="P66" style:family="paragraph" style:parent-style-name="Standard" style:list-style-name="">
      <style:paragraph-properties fo:line-height="130%" fo:text-align="center" style:justify-single-word="false" fo:keep-with-next="always"/>
      <style:text-properties fo:font-size="11pt" style:font-size-asian="11pt" style:font-size-complex="11pt"/>
    </style:style>
    <style:style style:name="P67" style:family="paragraph" style:parent-style-name="Standard" style:list-style-name="">
      <style:paragraph-properties fo:margin-left="0cm" fo:margin-right="0cm" fo:line-height="120%" fo:text-align="justify" style:justify-single-word="false" fo:text-indent="1.249cm" style:auto-text-indent="false"/>
      <style:text-properties fo:font-size="4pt" fo:language="uk" fo:country="UA" style:font-size-asian="4pt" style:font-size-complex="4pt"/>
    </style:style>
    <style:style style:name="P68" style:family="paragraph" style:parent-style-name="Standard" style:list-style-name="">
      <style:paragraph-properties fo:margin-left="1.588cm" fo:margin-right="0cm" fo:line-height="120%" fo:text-indent="0cm" style:auto-text-indent="false"/>
      <style:text-properties fo:language="uk" fo:country="UA" fo:font-weight="bold" style:font-weight-asian="bold" style:font-weight-complex="bold"/>
    </style:style>
    <style:style style:name="P69" style:family="paragraph" style:parent-style-name="Standard" style:list-style-name="">
      <style:paragraph-properties fo:margin-left="1.588cm" fo:margin-right="0cm" fo:line-height="115%" fo:text-indent="0cm" style:auto-text-indent="false"/>
      <style:text-properties fo:language="uk" fo:country="UA" fo:font-weight="bold" style:font-weight-asian="bold" style:font-weight-complex="bold"/>
    </style:style>
    <style:style style:name="P70" style:family="paragraph" style:parent-style-name="Standard" style:list-style-name="">
      <style:paragraph-properties fo:margin-left="1.588cm" fo:margin-right="0cm" fo:margin-top="0.071cm" fo:margin-bottom="0cm" fo:line-height="90%" fo:text-indent="0cm" style:auto-text-indent="false"/>
      <style:text-properties fo:language="uk" fo:country="UA" fo:font-weight="bold" style:font-weight-asian="bold" style:font-weight-complex="bold"/>
    </style:style>
    <style:style style:name="P71" style:family="paragraph" style:parent-style-name="Standard" style:list-style-name="">
      <style:paragraph-properties fo:margin-left="0.499cm" fo:margin-right="0cm" fo:line-height="120%" fo:text-align="center" style:justify-single-word="false" fo:text-indent="0cm" style:auto-text-indent="false"/>
    </style:style>
    <style:style style:name="P72" style:family="paragraph" style:parent-style-name="Standard" style:list-style-name="">
      <style:paragraph-properties fo:margin-left="0.499cm" fo:margin-right="0cm" fo:text-align="justify" style:justify-single-word="false" fo:text-indent="1.06cm" style:auto-text-indent="false"/>
      <style:text-properties fo:font-size="8pt" fo:language="uk" fo:country="UA" fo:font-weight="bold" style:font-size-asian="8pt" style:font-weight-asian="bold" style:font-size-complex="8pt" style:font-weight-complex="bold"/>
    </style:style>
    <style:style style:name="P73" style:family="paragraph" style:parent-style-name="Standard" style:list-style-name="">
      <style:paragraph-properties fo:margin-left="0.499cm" fo:margin-right="0cm" fo:text-align="justify" style:justify-single-word="false" fo:text-indent="1.06cm" style:auto-text-indent="false"/>
      <style:text-properties fo:font-size="4pt" fo:language="uk" fo:country="UA" fo:font-weight="bold" style:font-size-asian="4pt" style:font-weight-asian="bold" style:font-size-complex="4pt" style:font-weight-complex="bold"/>
    </style:style>
    <style:style style:name="P74" style:family="paragraph" style:parent-style-name="Standard" style:list-style-name="">
      <style:paragraph-properties fo:margin-left="0cm" fo:margin-right="0cm" fo:text-align="justify" style:justify-single-word="false" fo:text-indent="0.953cm" style:auto-text-indent="false"/>
      <style:text-properties fo:font-size="4pt" fo:language="uk" fo:country="UA" style:font-size-asian="4pt" style:font-size-complex="4pt"/>
    </style:style>
    <style:style style:name="P75" style:family="paragraph" style:parent-style-name="Standard" style:list-style-name="">
      <style:paragraph-properties fo:margin-top="0.071cm" fo:margin-bottom="0cm" fo:line-height="90%" fo:text-align="end" style:justify-single-word="false"/>
      <style:text-properties fo:font-size="14pt" fo:language="uk" fo:country="UA" style:font-size-asian="14pt" style:font-size-complex="14pt"/>
    </style:style>
    <style:style style:name="P76" style:family="paragraph" style:parent-style-name="Standard" style:list-style-name="">
      <style:paragraph-properties fo:margin-top="0.071cm" fo:margin-bottom="0cm" fo:line-height="90%" fo:text-align="end" style:justify-single-word="false"/>
    </style:style>
    <style:style style:name="P77" style:family="paragraph" style:parent-style-name="Standard" style:list-style-name="">
      <style:paragraph-properties fo:margin-top="0.071cm" fo:margin-bottom="0cm" fo:line-height="90%" fo:text-align="center" style:justify-single-word="false"/>
    </style:style>
    <style:style style:name="P78" style:family="paragraph" style:parent-style-name="Standard" style:list-style-name="">
      <style:paragraph-properties fo:margin-top="0.071cm" fo:margin-bottom="0cm" fo:text-align="end" style:justify-single-word="false"/>
      <style:text-properties fo:font-size="4pt" fo:language="uk" fo:country="UA" style:font-size-asian="4pt" style:font-size-complex="4pt"/>
    </style:style>
    <style:style style:name="P79" style:family="paragraph" style:parent-style-name="Standard" style:list-style-name="">
      <style:paragraph-properties fo:margin-top="0.071cm" fo:margin-bottom="0cm"/>
      <style:text-properties fo:font-size="4pt" fo:language="uk" fo:country="UA" style:font-size-asian="4pt" style:font-size-complex="4pt"/>
    </style:style>
    <style:style style:name="P80" style:family="paragraph" style:parent-style-name="Standard" style:list-style-name="">
      <style:paragraph-properties fo:margin-top="0.071cm" fo:margin-bottom="0cm" fo:line-height="90%"/>
      <style:text-properties fo:font-size="4pt" fo:language="uk" fo:country="UA" style:font-size-asian="4pt" style:font-size-complex="4pt"/>
    </style:style>
    <style:style style:name="P81" style:family="paragraph" style:parent-style-name="Standard" style:list-style-name="">
      <style:paragraph-properties fo:margin-top="0.071cm" fo:margin-bottom="0cm" fo:text-align="center" style:justify-single-word="false"/>
      <style:text-properties fo:font-size="4pt" fo:language="uk" fo:country="UA" fo:font-style="italic" style:font-size-asian="4pt" style:font-style-asian="italic" style:font-size-complex="4pt" style:font-style-complex="italic"/>
    </style:style>
    <style:style style:name="P82" style:family="paragraph" style:parent-style-name="Standard" style:list-style-name="">
      <style:paragraph-properties fo:margin-top="0.071cm" fo:margin-bottom="0cm" fo:line-height="90%"/>
      <style:text-properties fo:font-size="8pt" fo:language="uk" fo:country="UA" style:font-size-asian="8pt" style:font-size-complex="8pt"/>
    </style:style>
    <style:style style:name="P83" style:family="paragraph" style:parent-style-name="Standard" style:list-style-name="">
      <style:paragraph-properties fo:margin-top="0.071cm" fo:margin-bottom="0cm" fo:text-align="center" style:justify-single-word="false"/>
      <style:text-properties fo:font-size="8pt" fo:language="uk" fo:country="UA" fo:font-style="italic" style:font-size-asian="8pt" style:font-style-asian="italic" style:font-size-complex="8pt" style:font-style-complex="italic"/>
    </style:style>
    <style:style style:name="P84" style:family="paragraph" style:parent-style-name="Standard" style:list-style-name="">
      <style:paragraph-properties fo:margin-top="0.071cm" fo:margin-bottom="0cm" fo:text-align="center" style:justify-single-word="false"/>
      <style:text-properties fo:font-size="2pt" fo:language="uk" fo:country="UA" fo:font-style="italic" style:font-size-asian="2pt" style:font-style-asian="italic" style:font-size-complex="2pt" style:font-style-complex="italic"/>
    </style:style>
    <style:style style:name="P85" style:family="paragraph" style:parent-style-name="Standard" style:list-style-name="">
      <style:paragraph-properties fo:margin-top="0.071cm" fo:margin-bottom="0cm" fo:text-align="center" style:justify-single-word="false"/>
    </style:style>
    <style:style style:name="P86" style:family="paragraph" style:parent-style-name="Standard" style:list-style-name="">
      <style:paragraph-properties fo:margin-left="0.801cm" fo:margin-right="0cm" fo:line-height="110%" fo:text-align="justify" style:justify-single-word="false" fo:text-indent="-0.501cm" style:auto-text-indent="false">
        <style:tab-stops>
          <style:tab-stop style:position="0cm"/>
        </style:tab-stops>
      </style:paragraph-properties>
    </style:style>
    <style:style style:name="P87" style:family="paragraph" style:parent-style-name="Standard" style:list-style-name="">
      <style:paragraph-properties fo:margin-left="0.801cm" fo:margin-right="0cm" fo:line-height="110%" fo:text-align="justify" style:justify-single-word="false" fo:text-indent="-0.501cm" style:auto-text-indent="false" fo:background-color="#ffffff">
        <style:tab-stops>
          <style:tab-stop style:position="0cm"/>
        </style:tab-stops>
        <style:background-image/>
      </style:paragraph-properties>
    </style:style>
    <style:style style:name="P88" style:family="paragraph" style:parent-style-name="Standard" style:list-style-name="">
      <style:paragraph-properties fo:margin-top="0.106cm" fo:margin-bottom="0cm" fo:text-align="center" style:justify-single-word="false"/>
      <style:text-properties style:font-name="Wingdings 2" fo:language="uk" fo:country="UA" fo:font-weight="bold" style:font-name-asian="Wingdings 2" style:font-weight-asian="bold" style:font-name-complex="Wingdings 2" style:font-weight-complex="bold"/>
    </style:style>
    <style:style style:name="P89" style:family="paragraph" style:parent-style-name="Standard" style:list-style-name="">
      <style:paragraph-properties fo:margin-top="0.106cm" fo:margin-bottom="0cm"/>
    </style:style>
    <style:style style:name="P90" style:family="paragraph" style:parent-style-name="Standard" style:list-style-name="">
      <style:paragraph-properties fo:margin-top="0cm" fo:margin-bottom="0.106cm" fo:text-align="center" style:justify-single-word="false" fo:keep-with-next="always"/>
      <style:text-properties fo:font-size="11pt" fo:language="uk" fo:country="UA" style:font-size-asian="11pt" style:font-size-complex="11pt"/>
    </style:style>
    <style:style style:name="P91" style:family="paragraph" style:parent-style-name="Standard" style:list-style-name="">
      <style:paragraph-properties fo:margin-left="0.501cm" fo:margin-right="0cm" fo:line-height="90%" fo:text-align="justify" style:justify-single-word="false" fo:text-indent="-0.501cm" style:auto-text-indent="false">
        <style:tab-stops>
          <style:tab-stop style:position="0cm"/>
        </style:tab-stops>
      </style:paragraph-properties>
    </style:style>
    <style:style style:name="P92" style:family="paragraph" style:parent-style-name="Standard" style:list-style-name="">
      <style:paragraph-properties fo:margin-left="0.501cm" fo:margin-right="0cm" fo:text-align="justify" style:justify-single-word="false" fo:text-indent="-0.501cm" style:auto-text-indent="false">
        <style:tab-stops>
          <style:tab-stop style:position="0cm"/>
        </style:tab-stops>
      </style:paragraph-properties>
    </style:style>
    <style:style style:name="P93" style:family="paragraph" style:parent-style-name="Standard" style:list-style-name="">
      <style:paragraph-properties fo:margin-top="0.282cm" fo:margin-bottom="0cm" fo:line-height="120%" fo:text-align="end" style:justify-single-word="false"/>
    </style:style>
    <style:style style:name="P94" style:family="paragraph" style:parent-style-name="Standard" style:list-style-name="">
      <style:paragraph-properties fo:margin-left="1.27cm" fo:margin-right="0cm" fo:line-height="105%" fo:text-align="justify" style:justify-single-word="false" fo:text-indent="-1.27cm" style:auto-text-indent="false">
        <style:tab-stops>
          <style:tab-stop style:position="0cm"/>
        </style:tab-stops>
      </style:paragraph-properties>
    </style:style>
    <style:style style:name="P95" style:family="paragraph" style:parent-style-name="Standard" style:list-style-name="">
      <style:paragraph-properties fo:line-height="110%" fo:text-align="justify" style:justify-single-word="false" fo:background-color="#ffffff">
        <style:background-image/>
      </style:paragraph-properties>
    </style:style>
    <style:style style:name="P96" style:family="paragraph" style:parent-style-name="Standard" style:list-style-name="">
      <style:paragraph-properties fo:text-align="justify" style:justify-single-word="false" fo:background-color="#ffffff">
        <style:background-image/>
      </style:paragraph-properties>
      <style:text-properties fo:font-size="8pt" fo:language="uk" fo:country="UA" style:font-size-asian="8pt" style:font-size-complex="8pt"/>
    </style:style>
    <style:style style:name="P97" style:family="paragraph" style:parent-style-name="Standard" style:list-style-name="">
      <style:paragraph-properties fo:line-height="120%" fo:text-align="justify" style:justify-single-word="false" fo:background-color="#ffffff">
        <style:background-image/>
      </style:paragraph-properties>
    </style:style>
    <style:style style:name="P98" style:family="paragraph" style:parent-style-name="Standard" style:list-style-name="">
      <style:paragraph-properties fo:margin-left="1.67cm" fo:margin-right="0cm" fo:line-height="110%" fo:text-align="justify" style:justify-single-word="false" fo:text-indent="-0.4cm" style:auto-text-indent="false">
        <style:tab-stops>
          <style:tab-stop style:position="0cm"/>
        </style:tab-stops>
      </style:paragraph-properties>
    </style:style>
    <style:style style:name="P99" style:family="paragraph" style:parent-style-name="Standard" style:list-style-name="">
      <style:paragraph-properties fo:margin-left="0.635cm" fo:margin-right="0cm" fo:line-height="110%" fo:text-align="justify" style:justify-single-word="false" fo:text-indent="0cm" style:auto-text-indent="false"/>
    </style:style>
    <style:style style:name="P100" style:family="paragraph" style:parent-style-name="Standard" style:list-style-name="RTF_5f_Num_20_2">
      <style:paragraph-properties fo:margin-left="0cm" fo:margin-right="0cm" fo:line-height="110%" fo:text-align="justify" style:justify-single-word="false" fo:text-indent="0cm" style:auto-text-indent="false">
        <style:tab-stops/>
      </style:paragraph-properties>
      <style:text-properties fo:language="uk" fo:country="UA"/>
    </style:style>
    <style:style style:name="P101" style:family="paragraph" style:parent-style-name="Standard" style:list-style-name="RTF_5f_Num_20_2">
      <style:paragraph-properties fo:margin-left="0cm" fo:margin-right="0cm" fo:line-height="110%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language="uk" fo:country="UA"/>
    </style:style>
    <style:style style:name="P102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03" style:family="paragraph" style:parent-style-name="Standard" style:list-style-name="" style:master-page-name="Standard">
      <style:paragraph-properties fo:line-height="120%" fo:text-align="center" style:justify-single-word="false" style:page-number="auto"/>
    </style:style>
    <style:style style:name="T1" style:family="text">
      <style:text-properties fo:text-transform="uppercase" fo:language="uk" fo:country="UA" fo:font-weight="bold" style:font-weight-asian="bold" style:font-weight-complex="bold"/>
    </style:style>
    <style:style style:name="T2" style:family="text"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fo:text-transform="uppercase" fo:font-size="11pt" fo:language="uk" fo:country="UA" fo:font-weight="bold" style:font-size-asian="11pt" style:font-weight-asian="bold" style:font-size-complex="11pt" style:font-weight-complex="bold"/>
    </style:style>
    <style:style style:name="T4" style:family="text">
      <style:text-properties style:font-name="Arial CYR" fo:font-size="10pt" style:font-name-asian="Arial CYR" style:font-size-asian="10pt" style:font-name-complex="Arial CYR" style:font-size-complex="10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8" style:family="text">
      <style:text-properties fo:language="uk" fo:country="UA"/>
    </style:style>
    <style:style style:name="T9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uk" fo:country="UA" fo:font-style="italic" style:font-style-asian="italic" style:font-style-complex="italic"/>
    </style:style>
    <style:style style:name="T11" style:family="text">
      <style:text-properties fo:language="uk" fo:country="UA" fo:font-weight="bold" style:font-weight-asian="bold" style:font-weight-complex="bold"/>
    </style:style>
    <style:style style:name="T12" style:family="text">
      <style:text-properties fo:font-size="11pt" fo:language="uk" fo:country="UA" style:font-size-asian="11pt" style:font-size-complex="11pt"/>
    </style:style>
    <style:style style:name="T13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14" style:family="text">
      <style:text-properties fo:font-size="11pt" fo:language="uk" fo:country="UA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size="11pt" fo:language="uk" fo:country="UA" fo:font-style="italic" style:font-size-asian="11pt" style:font-style-asian="italic" style:font-size-complex="11pt" style:font-style-complex="italic"/>
    </style:style>
    <style:style style:name="T16" style:family="text">
      <style:text-properties fo:font-size="15pt" fo:language="uk" fo:country="UA" fo:font-weight="bold" style:font-size-asian="15pt" style:font-weight-asian="bold" style:font-size-complex="15pt" style:font-weight-complex="bold"/>
    </style:style>
    <style:style style:name="T17" style:family="text">
      <style:text-properties fo:font-size="8pt" fo:language="uk" fo:country="UA" fo:font-weight="bold" style:font-size-asian="8pt" style:font-weight-asian="bold" style:font-size-complex="8pt" style:font-weight-complex="bold"/>
    </style:style>
    <style:style style:name="T18" style:family="text">
      <style:text-properties style:font-name="Wingdings" fo:font-size="11pt" fo:font-weight="bold" style:font-name-asian="Wingdings" style:font-size-asian="11pt" style:font-weight-asian="bold" style:font-name-complex="Wingdings" style:font-size-complex="11pt" style:font-weight-complex="bold"/>
    </style:style>
    <style:style style:name="T19" style:family="text">
      <style:text-properties style:font-name="Wingdings" fo:font-size="11pt" fo:language="uk" fo:country="UA" fo:font-weight="bold" style:font-name-asian="Wingdings" style:font-size-asian="11pt" style:font-weight-asian="bold" style:font-name-complex="Wingdings" style:font-size-complex="11pt" style:font-weight-complex="bold"/>
    </style:style>
    <style:style style:name="T20" style:family="text">
      <style:text-properties style:font-name="Wingdings" fo:font-size="16pt" fo:font-weight="bold" style:font-name-asian="Wingdings" style:font-size-asian="16pt" style:font-weight-asian="bold" style:font-name-complex="Wingdings" style:font-size-complex="16pt" style:font-weight-complex="bold"/>
    </style:style>
    <style:style style:name="T21" style:family="text">
      <style:text-properties style:font-name="Wingdings" fo:font-size="16pt" fo:language="uk" fo:country="UA" fo:font-weight="bold" style:font-name-asian="Wingdings" style:font-size-asian="16pt" style:font-weight-asian="bold" style:font-name-complex="Wingdings" style:font-size-complex="16pt" style:font-weight-complex="bold"/>
    </style:style>
    <style:style style:name="T22" style:family="text">
      <style:text-properties fo:font-size="4pt" style:font-size-asian="4pt" style:font-size-complex="4pt"/>
    </style:style>
    <style:style style:name="T23" style:family="text">
      <style:text-properties fo:font-size="4pt" fo:font-weight="bold" style:font-size-asian="4pt" style:font-weight-asian="bold" style:font-size-complex="4pt" style:font-weight-complex="bold"/>
    </style:style>
    <style:style style:name="T24" style:family="text">
      <style:text-properties style:font-name="Webdings" fo:font-size="22pt" fo:language="uk" fo:country="UA" fo:font-weight="bold" style:font-name-asian="Webdings" style:font-size-asian="22pt" style:font-weight-asian="bold" style:font-name-complex="Webdings" style:font-size-complex="22pt" style:font-weight-complex="bold"/>
    </style:style>
    <style:style style:name="T25" style:family="text">
      <style:text-properties style:font-name="Webdings" fo:font-size="26pt" fo:language="uk" fo:country="UA" fo:font-weight="bold" style:font-name-asian="Webdings" style:font-size-asian="26pt" style:font-weight-asian="bold" style:font-name-complex="Webdings" style:font-size-complex="26pt" style:font-weight-complex="bold"/>
    </style:style>
    <style:style style:name="T26" style:family="text">
      <style:text-properties style:font-name="Webdings" fo:font-size="32pt" fo:language="uk" fo:country="UA" fo:font-weight="bold" style:font-name-asian="Webdings" style:font-size-asian="32pt" style:font-weight-asian="bold" style:font-name-complex="Webdings" style:font-size-complex="32pt" style:font-weight-complex="bold"/>
    </style:style>
    <style:style style:name="T27" style:family="text">
      <style:text-properties style:font-name="Webdings" fo:font-size="24pt" fo:language="uk" fo:country="UA" fo:font-weight="bold" style:font-name-asian="Webdings" style:font-size-asian="24pt" style:font-weight-asian="bold" style:font-name-complex="Webdings" style:font-size-complex="24pt" style:font-weight-complex="bold"/>
    </style:style>
    <style:style style:name="T28" style:family="text">
      <style:text-properties style:font-name="Webdings" fo:font-size="18pt" fo:language="uk" fo:country="UA" fo:font-weight="bold" style:font-name-asian="Webdings" style:font-size-asian="18pt" style:font-weight-asian="bold" style:font-name-complex="Webdings" style:font-size-complex="18pt" style:font-weight-complex="bold"/>
    </style:style>
    <style:style style:name="T29" style:family="text">
      <style:text-properties fo:font-size="26pt" fo:language="uk" fo:country="UA" fo:font-weight="bold" style:font-size-asian="26pt" style:font-weight-asian="bold" style:font-size-complex="26pt" style:font-weight-complex="bold"/>
    </style:style>
    <style:style style:name="T30" style:family="text">
      <style:text-properties fo:font-size="22pt" fo:language="uk" fo:country="UA" fo:font-weight="bold" style:font-size-asian="22pt" style:font-weight-asian="bold" style:font-size-complex="22pt" style:font-weight-complex="bold"/>
    </style:style>
    <style:style style:name="T31" style:family="text">
      <style:text-properties fo:color="#000000" fo:language="uk" fo:country="UA"/>
    </style:style>
    <style:style style:name="T32" style:family="text">
      <style:text-properties fo:color="#000000" fo:language="uk" fo:country="UA" fo:font-style="italic" style:font-style-asian="italic" style:font-style-complex="italic"/>
    </style:style>
    <style:style style:name="T33" style:family="text">
      <style:text-properties fo:color="#000000" fo:language="uk" fo:country="UA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0000" fo:language="uk" fo:country="UA" fo:font-weight="bold" style:font-weight-asian="bold" style:font-weight-complex="bold"/>
    </style:style>
    <style:style style:name="T35" style:family="text">
      <style:text-properties fo:color="#000000" fo:font-size="11pt" fo:language="uk" fo:country="UA" style:font-size-asian="11pt" style:font-size-complex="11pt"/>
    </style:style>
    <style:style style:name="T36" style:family="text">
      <style:text-properties fo:color="#000000" fo:font-size="11pt" fo:language="uk" fo:country="UA" fo:font-style="italic" style:font-size-asian="11pt" style:font-style-asian="italic" style:font-size-complex="11pt" style:font-style-complex="italic"/>
    </style:style>
    <style:style style:name="T37" style:family="text">
      <style:text-properties fo:color="#000000" fo:font-size="11pt" fo:language="uk" fo:country="UA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000000" fo:font-size="11pt" fo:language="uk" fo:country="UA" fo:font-weight="bold" style:font-size-asian="11pt" style:font-weight-asian="bold" style:font-size-complex="11pt" style:font-weight-complex="bold"/>
    </style:style>
    <style:style style:name="T39" style:family="text">
      <style:text-properties fo:color="#000000" style:font-name="Wingdings" fo:font-size="11pt" fo:font-weight="bold" style:font-name-asian="Wingdings" style:font-size-asian="11pt" style:font-weight-asian="bold" style:font-name-complex="Wingdings" style:font-size-complex="11pt" style:font-weight-complex="bold"/>
    </style:style>
    <style:style style:name="T40" style:family="text">
      <style:text-properties fo:color="#000000" style:font-name="Wingdings" fo:font-size="11pt" fo:language="uk" fo:country="UA" fo:font-weight="bold" style:font-name-asian="Wingdings" style:font-size-asian="11pt" style:font-weight-asian="bold" style:font-name-complex="Wingdings" style:font-size-complex="11pt" style:font-weight-complex="bold"/>
    </style:style>
    <style:style style:name="T41" style:family="text">
      <style:text-properties fo:color="#000000" style:font-name="Wingdings" style:font-name-asian="Wingdings" style:font-name-complex="Wingdings"/>
    </style:style>
    <style:style style:name="T42" style:family="text">
      <style:text-properties fo:color="#000000" style:font-name="Wingdings" fo:language="uk" fo:country="UA" style:font-name-asian="Wingdings" style:font-name-complex="Wingdings"/>
    </style:style>
    <style:style style:name="T43" style:family="text">
      <style:text-properties fo:color="#000000" style:font-name="Wingdings" fo:font-size="18pt" fo:language="uk" fo:country="UA" fo:font-weight="bold" style:font-name-asian="Wingdings" style:font-size-asian="18pt" style:font-weight-asian="bold" style:font-name-complex="Wingdings" style:font-size-complex="18pt" style:font-weight-complex="bold"/>
    </style:style>
    <style:style style:name="T44" style:family="text">
      <style:text-properties fo:color="#000000" style:font-name="Wingdings 2" fo:language="uk" fo:country="UA" fo:font-weight="bold" style:font-name-asian="Wingdings 2" style:font-weight-asian="bold" style:font-name-complex="Wingdings 2" style:font-weight-complex="bold"/>
    </style:style>
    <style:style style:name="T45" style:family="text">
      <style:text-properties fo:color="#000000" fo:font-size="14pt" fo:language="uk" fo:country="UA" fo:font-weight="bold" style:font-size-asian="14pt" style:font-weight-asian="bold" style:font-size-complex="14pt" style:font-weight-complex="bold"/>
    </style:style>
    <style:style style:name="T4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text:span text:style-name="T1">діагностичні тести</text:span><text:span text:style-name="T2"> <text:s/></text:span><text:span text:style-name="T4"><draw:frame draw:style-name="fr1" draw:name="graphics1" text:anchor-type="as-char" svg:width="0.982cm" svg:height="1.053cm" draw:z-index="0"><draw:image xlink:href="Pictures/2000003E000077E400004B0937380CA3.wmf" xlink:type="simple" xlink:show="embed" xlink:actuate="onLoad"/></draw:frame></text:span></text:p>
      <text:p text:style-name="P52"/>
      <text:p text:style-name="P3"><text:span text:style-name="T4"><draw:frame draw:style-name="fr1" draw:name="graphics2" text:anchor-type="as-char" svg:width="0.801cm" svg:height="0.309cm" draw:z-index="1"><draw:image xlink:href="Pictures/2000005800007D9300002D7A893873C4.wmf" xlink:type="simple" xlink:show="embed" xlink:actuate="onLoad"/></draw:frame></text:span><text:span text:style-name="T5"> </text:span><text:span text:style-name="T3">Анкета <text:s/>“мій <text:s/>вибір”</text:span></text:p>
      <text:p text:style-name="P4"/>
      <text:p text:style-name="P56">Інструкція</text:p>
      <text:p text:style-name="P55"/>
      <text:p text:style-name="P57">Шановні студенти! Запрошуємо Вас до активної участі в опитуванні. Прочи­тайте уважно кожне запитання і відповіді до нього. Якщо Вас задовольняє певна відповідь, обведіть кружечком її номер. У разі браку відповіді, яка Вам імпонує, запишіть свій варіант. </text:p>
      <text:p text:style-name="P57">Дякуємо за відвертість, щирість та активну участь в опитуванні.</text:p>
      <text:p text:style-name="P4"/>
      <text:p text:style-name="P8">Опитувальник</text:p>
      <text:p text:style-name="P4"/>
      <text:p text:style-name="P25"><text:span text:style-name="T9">Вік</text:span><text:span text:style-name="T8"> 19 </text:span><text:span text:style-name="T9">Стать</text:span><text:span text:style-name="T8"> чоловіча</text:span></text:p>
      <text:list xml:id="list22430679" text:style-name="RTF_5f_Num_20_2">
        <text:list-item>
          <text:p text:style-name="P100">Чому Ви обрали для навчання ЛНУ ім. Івана Франка, факультет електроніки?</text:p>
        </text:list-item>
      </text:list>
      <text:p text:style-name="P61"><text:span text:style-name="T8">2)<text:tab/></text:span><text:span text:style-name="T10">у цьому закладі навчалися мої</text:span><text:span text:style-name="T8"> <text:s/>брати;</text:span></text:p>
      <text:list xml:id="list23116085" text:continue-numbering="true" text:style-name="RTF_5f_Num_20_2">
        <text:list-item>
          <text:p text:style-name="P100">Ви вступили на цей факультет тому, що … </text:p>
        </text:list-item>
      </text:list>
      <text:p text:style-name="P61"><text:span text:style-name="T8">5)<text:tab/></text:span><text:span text:style-name="T10">це Ваше покликання</text:span><text:span text:style-name="T8">; <text:s text:c="4"/></text:span></text:p>
      <text:list xml:id="list23120762" text:continue-numbering="true" text:style-name="RTF_5f_Num_20_2">
        <text:list-item>
          <text:p text:style-name="P100">Чи задоволені Ви організуванням навчального процесу на факультеті?</text:p>
        </text:list-item>
      </text:list>
      <text:p text:style-name="P53"><text:span text:style-name="T8">в) </text:span><text:span text:style-name="T10">ні</text:span><text:span text:style-name="T8">;</text:span></text:p>
      <text:list xml:id="list23121326" text:continue-numbering="true" text:style-name="RTF_5f_Num_20_2">
        <text:list-item>
          <text:p text:style-name="P100">Який освітньо-кваліфікаційний рівень Ви плануєте отримати?</text:p>
        </text:list-item>
      </text:list>
      <text:p text:style-name="P26"><text:span text:style-name="T8"><text:s text:c="5"/>а) </text:span><text:span text:style-name="T10">бакалавра</text:span><text:span text:style-name="T8">; </text:span></text:p>
      <text:list xml:id="list23144764" text:continue-numbering="true" text:style-name="RTF_5f_Num_20_2">
        <text:list-item>
          <text:p text:style-name="P100">Чи плануєте Ви працювати за спеціальністю?</text:p>
        </text:list-item>
      </text:list>
      <text:p text:style-name="P26"><text:span text:style-name="T8"><text:s text:c="6"/>а) </text:span><text:span text:style-name="T10">так</text:span><text:span text:style-name="T8">;</text:span></text:p>
      <text:list xml:id="list23136384" text:continue-numbering="true" text:style-name="RTF_5f_Num_20_2">
        <text:list-item>
          <text:p text:style-name="P100">Пригадайте тематику вивчення психолого-педагогічних дисциплін і вкажіть теми, що Вас зацікавили? Як Ви вважаєте, яким темам (питанням) слід приділити більше уваги у процесі їхнього вивчення?</text:p>
        </text:list-item>
      </text:list>
      <text:p text:style-name="P62">Принципи та проекція мислення деякий ділянок кори головного мозку.</text:p>
      <text:list xml:id="list23137178" text:continue-numbering="true" text:style-name="RTF_5f_Num_20_2">
        <text:list-item>
          <text:p text:style-name="P100">Визначте позитивні та негативні сторони підготування й оформлення портфоліо студента.</text:p>
        </text:list-item>
      </text:list>
      <text:p text:style-name="P62"><text:tab/>позитивне: студент зрозуміє що він нічого не знає і не вміє і можливо <text:s text:c="4"/><text:tab/>"візьметься за голову".</text:p>
      <text:p text:style-name="P62"><text:tab/>негативне: немає</text:p>
      <text:list xml:id="list23133066" text:continue-numbering="true" text:style-name="RTF_5f_Num_20_2">
        <text:list-item>
          <text:p text:style-name="P100">Яким є Ваше ставлення <text:s/>до тестового контролю рівня знань студентів?</text:p>
        </text:list-item>
      </text:list>
      <text:p text:style-name="P62">з однієї сторони, тести провокують студентів до навчання та підготоки.</text:p>
      <text:p text:style-name="P62">А з іншої оцінка рівня знань у нас відбувається не найкращим чином.</text:p>
      <text:list xml:id="list23129138" text:continue-numbering="true" text:style-name="RTF_5f_Num_20_2">
        <text:list-item>
          <text:p text:style-name="P100">Яких, на Вашу думку, головних принципів діагностування і контролю успішності студентів має дотримуватися викладач? Проранжуйте ці принципи у <text:s/>послідовності, що засвідчує їхню значущість для Вас (від найбільш значущого до найменш значущого). Відповідь обґрунтуйте. </text:p>
        </text:list-item>
      </text:list>
      <text:p text:style-name="P62">Викладач повинен час від часу проводити тести(у вигляді а,б,в,г),</text:p>
      <text:p text:style-name="P62">оцинівші студентів повинен вирішити що студентам викладати!</text:p>
      <text:p text:style-name="P62">Тест повинен надати викладачу інформацію про те як студенти розуміють </text:p>
      <text:p text:style-name="P62">його предмет або те чи добре він прочитав лекцію.</text:p>
      <text:list xml:id="list23139394" text:continue-numbering="true" text:style-name="RTF_5f_Num_20_2">
        <text:list-item>
          <text:p text:style-name="P101"><text:soft-page-break/>Як Вам ліпше складати іспити (заліки)? Відповідь обґрунтуйте. </text:p>
        </text:list-item>
      </text:list>
      <text:p text:style-name="P63"><text:span text:style-name="T8">г) </text:span><text:span text:style-name="T10">письмово </text:span><text:span text:style-name="T8">(</text:span><text:span text:style-name="T10">за завданнями тестового контролю знань</text:span><text:span text:style-name="T8">).</text:span></text:p>
      <text:p text:style-name="P54"/>
      <text:p text:style-name="P64"><text:span text:style-name="T6"><text:s/></text:span><text:span text:style-name="T3">Диференційно-діагностичний опитувальник </text:span></text:p>
      <text:p text:style-name="P64"><text:span text:style-name="T3">на визначення життєвих цінностей</text:span><text:span text:style-name="T1"> </text:span></text:p>
      <text:p text:style-name="P27"><text:span text:style-name="T8">(розроблено за методикою</text:span><text:span text:style-name="T10"> О. Помиткіна</text:span><text:span text:style-name="T8">)</text:span></text:p>
      <text:p text:style-name="P9"/>
      <text:p text:style-name="P28"><text:span text:style-name="T9">Вік</text:span><text:span text:style-name="T8"> 19 </text:span><text:span text:style-name="T9">Стать</text:span><text:span text:style-name="T8"> чоловіча</text:span></text:p>
      <text:p text:style-name="P16"><text:tab/></text:p>
      <text:p text:style-name="P68">Інструкція </text:p>
      <text:p text:style-name="P67"/>
      <text:p text:style-name="P57">Шановні студенти! Запрошуємо Вас до активної участі в опитуванні. Перед Вами список 18 життєвих цінностей. Пронумеруйте їх від 1 до 18, не пропус­каючи жодної цінності і враховуючи ступінь зменшення їхньої важливості для Вас. Дякуємо за відвертість, щирість та активну участь в опитуванні.</text:p>
      <text:list xml:id="list23116715" text:continue-numbering="true" text:style-name="RTF_5f_Num_20_2">
        <text:list-item>
          <text:p text:style-name="P102"><text:span text:style-name="T13"><text:s/></text:span><text:span text:style-name="T11">Примітка</text:span><text:span text:style-name="T13">. </text:span><text:span text:style-name="T12">Не можна приписувати однаковий порядковий номер двом різним цінностям.</text:span></text:p>
        </text:list-item>
      </text:list>
      <text:p text:style-name="P32"/>
      <text:p text:style-name="P3"><text:span text:style-name="T10">Таблиця</text:span><text:span text:style-name="T8"> 14. Опитувальник</text:span></text:p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Список життєвих цінностей</text:p>
          </table:table-cell>
          <table:table-cell table:style-name="Table1.A1" office:value-type="string">
            <text:p text:style-name="P12">Рангове місце</text:p>
          </table:table-cell>
        </table:table-row>
        <table:table-row table:style-name="Table1.1">
          <table:table-cell table:style-name="Table1.A1" office:value-type="string">
            <text:p text:style-name="P14">Різноманітні задоволення</text:p>
          </table:table-cell>
          <table:table-cell table:style-name="Table1.A1" office:value-type="string">
            <text:p text:style-name="P10">17</text:p>
          </table:table-cell>
        </table:table-row>
        <table:table-row table:style-name="Table1.1">
          <table:table-cell table:style-name="Table1.A1" office:value-type="string">
            <text:p text:style-name="P14">Сімейний добробут</text:p>
          </table:table-cell>
          <table:table-cell table:style-name="Table1.A1" office:value-type="string">
            <text:p text:style-name="P10">18</text:p>
          </table:table-cell>
        </table:table-row>
        <table:table-row table:style-name="Table1.1">
          <table:table-cell table:style-name="Table1.A1" office:value-type="string">
            <text:p text:style-name="P14">Соціальна справедливість</text:p>
          </table:table-cell>
          <table:table-cell table:style-name="Table1.A1" office:value-type="string">
            <text:p text:style-name="P10">2</text:p>
          </table:table-cell>
        </table:table-row>
        <table:table-row table:style-name="Table1.1">
          <table:table-cell table:style-name="Table1.A1" office:value-type="string">
            <text:p text:style-name="P14">Вірність</text:p>
          </table:table-cell>
          <table:table-cell table:style-name="Table1.A1" office:value-type="string">
            <text:p text:style-name="P10">15</text:p>
          </table:table-cell>
        </table:table-row>
        <table:table-row table:style-name="Table1.1">
          <table:table-cell table:style-name="Table1.A1" office:value-type="string">
            <text:p text:style-name="P14">Визнання та популярність</text:p>
          </table:table-cell>
          <table:table-cell table:style-name="Table1.A1" office:value-type="string">
            <text:p text:style-name="P10">7</text:p>
          </table:table-cell>
        </table:table-row>
        <table:table-row table:style-name="Table1.1">
          <table:table-cell table:style-name="Table1.A1" office:value-type="string">
            <text:p text:style-name="P14">Вигідний шлюб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14">Порядок у країні</text:p>
          </table:table-cell>
          <table:table-cell table:style-name="Table1.A1" office:value-type="string">
            <text:p text:style-name="P10">16</text:p>
          </table:table-cell>
        </table:table-row>
        <table:table-row table:style-name="Table1.1">
          <table:table-cell table:style-name="Table1.A1" office:value-type="string">
            <text:p text:style-name="P14">Доброзичливість</text:p>
          </table:table-cell>
          <table:table-cell table:style-name="Table1.A1" office:value-type="string">
            <text:p text:style-name="P10">8</text:p>
          </table:table-cell>
        </table:table-row>
        <table:table-row table:style-name="Table1.1">
          <table:table-cell table:style-name="Table1.A1" office:value-type="string">
            <text:p text:style-name="P14">Влада та впливовість</text:p>
          </table:table-cell>
          <table:table-cell table:style-name="Table1.A1" office:value-type="string">
            <text:p text:style-name="P10">12</text:p>
          </table:table-cell>
        </table:table-row>
        <table:table-row table:style-name="Table1.1">
          <table:table-cell table:style-name="Table1.A1" office:value-type="string">
            <text:p text:style-name="P14">Слухняні діти у сім’ї</text:p>
          </table:table-cell>
          <table:table-cell table:style-name="Table1.A1" office:value-type="string">
            <text:p text:style-name="P10">13</text:p>
          </table:table-cell>
        </table:table-row>
        <table:table-row table:style-name="Table1.1">
          <table:table-cell table:style-name="Table1.A1" office:value-type="string">
            <text:p text:style-name="P14">Порозуміння з людьми, які Вас оточують</text:p>
          </table:table-cell>
          <table:table-cell table:style-name="Table1.A1" office:value-type="string">
            <text:p text:style-name="P10">10</text:p>
          </table:table-cell>
        </table:table-row>
        <table:table-row table:style-name="Table1.1">
          <table:table-cell table:style-name="Table1.A1" office:value-type="string">
            <text:p text:style-name="P14">Допомога тим, хто її потребує</text:p>
          </table:table-cell>
          <table:table-cell table:style-name="Table1.A1" office:value-type="string">
            <text:p text:style-name="P10">9</text:p>
          </table:table-cell>
        </table:table-row>
        <table:table-row table:style-name="Table1.1">
          <table:table-cell table:style-name="Table1.A1" office:value-type="string">
            <text:p text:style-name="P14">Особиста безпека</text:p>
          </table:table-cell>
          <table:table-cell table:style-name="Table1.A1" office:value-type="string">
            <text:p text:style-name="P10">11</text:p>
          </table:table-cell>
        </table:table-row>
        <table:table-row table:style-name="Table1.1">
          <table:table-cell table:style-name="Table1.A1" office:value-type="string">
            <text:p text:style-name="P14">Успіх у професійній діяльності</text:p>
          </table:table-cell>
          <table:table-cell table:style-name="Table1.A1" office:value-type="string">
            <text:p text:style-name="P10">14</text:p>
          </table:table-cell>
        </table:table-row>
        <table:table-row table:style-name="Table1.1">
          <table:table-cell table:style-name="Table1.A1" office:value-type="string">
            <text:p text:style-name="P14">Кохання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14">Спокійна старість</text:p>
          </table:table-cell>
          <table:table-cell table:style-name="Table1.A1" office:value-type="string">
            <text:p text:style-name="P10">4</text:p>
          </table:table-cell>
        </table:table-row>
        <table:table-row table:style-name="Table1.1">
          <table:table-cell table:style-name="Table1.A1" office:value-type="string">
            <text:p text:style-name="P14">Добробут країни</text:p>
          </table:table-cell>
          <table:table-cell table:style-name="Table1.A1" office:value-type="string">
            <text:p text:style-name="P10">6</text:p>
          </table:table-cell>
        </table:table-row>
        <table:table-row table:style-name="Table1.1">
          <table:table-cell table:style-name="Table1.A1" office:value-type="string">
            <text:p text:style-name="P14">Гармонія з природою</text:p>
          </table:table-cell>
          <table:table-cell table:style-name="Table1.A1" office:value-type="string">
            <text:p text:style-name="P10">5</text:p>
          </table:table-cell>
        </table:table-row>
      </table:table>
      <text:p text:style-name="P64"><text:span text:style-name="T4"><draw:frame draw:style-name="fr1" draw:name="graphics3" text:anchor-type="as-char" svg:width="0.801cm" svg:height="0.309cm" draw:z-index="2"><draw:image xlink:href="Pictures/2000005800007D9300002D7A893873C4.wmf" xlink:type="simple" xlink:show="embed" xlink:actuate="onLoad"/></draw:frame></text:span><text:span text:style-name="T6"> </text:span><text:span text:style-name="T3">Диференційно-діагностичний опитувальник </text:span></text:p>
      <text:p text:style-name="P65">“вибір професії”</text:p>
      <text:p text:style-name="P71"><text:span text:style-name="T8">(розроблено за методикою </text:span><text:span text:style-name="T10">Є.Л.</text:span> <text:span text:style-name="T10">Климова</text:span><text:span text:style-name="T8">)</text:span></text:p>
      <text:p text:style-name="P72"/>
      <text:p text:style-name="P69">Інструкція</text:p>
      <text:p text:style-name="P74"/>
      <text:p text:style-name="P57">Дорогі друзі! Після закінчення навчання Ви зможете виконувати різні роботи. У таблиці наведено по дві можливості до 20 пар видів робіт з різних напрямів професій. Прочитайте твердження, що характеризують ці види робіт. Якщо б Вам довелося вибирати <text:soft-page-break/>з двох можливих одну, якій з них Ви віддали перевагу? Виберіть з кожної пари відповідей тільки ту, якій Ви віддаєте перевагу і обведіть кружечком її індекс. </text:p>
      <text:list xml:id="list23133597" text:continue-numbering="true" text:style-name="RTF_5f_Num_20_2">
        <text:list-item>
          <text:p text:style-name="P102"><text:span text:style-name="T13"><text:s/></text:span><text:span text:style-name="T11">Примітка</text:span><text:span text:style-name="T13">. </text:span><text:span text:style-name="T12">Пам’ятайте, що з кожної пари відповідей можна вибрати тільки одну (наприклад, з першої пари відповідей Ви вибираєте 1</text:span><text:span text:style-name="T14">б</text:span><text:span text:style-name="T12">, з другої — </text:span><text:span text:style-name="T13">2</text:span><text:span text:style-name="T14">б</text:span><text:span text:style-name="T12">, <text:s text:c="4"/>з третьої — </text:span><text:span text:style-name="T13">3</text:span><text:span text:style-name="T14">а</text:span><text:span text:style-name="T13"> </text:span><text:span text:style-name="T12">і т. д.).</text:span></text:p>
        </text:list-item>
      </text:list>
      <text:p text:style-name="P29"/>
      <text:p text:style-name="P3"><text:span text:style-name="T10">Таблиця </text:span><text:span text:style-name="T8">15. Опитувальник</text:span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8">№ </text:span><text:span text:style-name="T10">а</text:span></text:p>
          </table:table-cell>
          <table:table-cell table:style-name="Table2.A1" office:value-type="string">
            <text:p text:style-name="P13">Види роботи</text:p>
          </table:table-cell>
          <table:table-cell table:style-name="Table2.A1" office:value-type="string">
            <text:p text:style-name="P15">№ б</text:p>
          </table:table-cell>
          <table:table-cell table:style-name="Table2.A1" office:value-type="string">
            <text:p text:style-name="P13">Види роботи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1</text:span><text:span text:style-name="T9">а</text:span></text:p>
          </table:table-cell>
          <table:table-cell table:style-name="Table2.A1" office:value-type="string">
            <text:p text:style-name="P19">Доглядати за тваринами</text:p>
          </table:table-cell>
          <table:table-cell table:style-name="Table2.A1" office:value-type="string">
            <text:p text:style-name="P3"><text:span text:style-name="T11">1</text:span><text:span text:style-name="T9">б</text:span><text:span text:style-name="T11">*</text:span></text:p>
          </table:table-cell>
          <table:table-cell table:style-name="Table2.A1" office:value-type="string">
            <text:p text:style-name="P19">Обслуговувати машини, прилади (наглядати, регулювати)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2</text:span><text:span text:style-name="T9">а</text:span></text:p>
          </table:table-cell>
          <table:table-cell table:style-name="Table2.A1" office:value-type="string">
            <text:p text:style-name="P19">Допомагати хворим, лікувати їх</text:p>
          </table:table-cell>
          <table:table-cell table:style-name="Table2.A1" office:value-type="string">
            <text:p text:style-name="P3"><text:span text:style-name="T11">2</text:span><text:span text:style-name="T9">б</text:span><text:span text:style-name="T11">*</text:span></text:p>
          </table:table-cell>
          <table:table-cell table:style-name="Table2.A1" office:value-type="string">
            <text:p text:style-name="P19">Складати таблиці, схеми, програми для обчислювальних машин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3</text:span><text:span text:style-name="T9">а</text:span></text:p>
          </table:table-cell>
          <table:table-cell table:style-name="Table2.A1" office:value-type="string">
            <text:p text:style-name="P19">Контролювати якість книж­кових ілюстрацій, художніх листівок, грамплатівок</text:p>
          </table:table-cell>
          <table:table-cell table:style-name="Table2.A1" office:value-type="string">
            <text:p text:style-name="P3"><text:span text:style-name="T11">3</text:span><text:span text:style-name="T9">б</text:span><text:span text:style-name="T11">*</text:span></text:p>
          </table:table-cell>
          <table:table-cell table:style-name="Table2.A1" office:value-type="string">
            <text:p text:style-name="P19">Стежити за станом, розвитком рос­лин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4</text:span><text:span text:style-name="T9">а</text:span><text:span text:style-name="T11">*</text:span></text:p>
          </table:table-cell>
          <table:table-cell table:style-name="Table2.A1" office:value-type="string">
            <text:p text:style-name="P19">Обробляти матеріали (дерево, метал, скло, пластмасу, тка­нини тощо) </text:p>
          </table:table-cell>
          <table:table-cell table:style-name="Table2.A1" office:value-type="string">
            <text:p text:style-name="P3"><text:span text:style-name="T11">4</text:span><text:span text:style-name="T9">б</text:span></text:p>
          </table:table-cell>
          <table:table-cell table:style-name="Table2.A1" office:value-type="string">
            <text:p text:style-name="P19">Постачати споживачеві товар (рекламувати, продавати)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5</text:span><text:span text:style-name="T9">а</text:span><text:span text:style-name="T11">*</text:span></text:p>
          </table:table-cell>
          <table:table-cell table:style-name="Table2.A1" office:value-type="string">
            <text:p text:style-name="P19">Обговорювати науково-попу­лярні книги, статті </text:p>
          </table:table-cell>
          <table:table-cell table:style-name="Table2.A1" office:value-type="string">
            <text:p text:style-name="P3"><text:span text:style-name="T11">5</text:span><text:span text:style-name="T9">б</text:span></text:p>
          </table:table-cell>
          <table:table-cell table:style-name="Table2.A1" office:value-type="string">
            <text:p text:style-name="P19">Обговорювати художні книги, вис­тави, концерти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6</text:span><text:span text:style-name="T9">а</text:span></text:p>
          </table:table-cell>
          <table:table-cell table:style-name="Table2.A1" office:value-type="string">
            <text:p text:style-name="P19">Вирощувати тварин будь-якої породи </text:p>
            <text:p text:style-name="P19"><text:s text:c="52"/></text:p>
          </table:table-cell>
          <table:table-cell table:style-name="Table2.A1" office:value-type="string">
            <text:p text:style-name="P3"><text:span text:style-name="T11">6</text:span><text:span text:style-name="T9">б</text:span><text:span text:style-name="T11">*</text:span></text:p>
          </table:table-cell>
          <table:table-cell table:style-name="Table2.A1" office:value-type="string">
            <text:p text:style-name="P19">Тренувати товаришів (або молод­ших школярів) з виконання яких-небудь дій (навчальних, спортив­них, трудових тощо)</text:p>
          </table:table-cell>
        </table:table-row>
        <table:table-row table:style-name="Table2.1">
          <table:table-cell table:style-name="Table2.A1" office:value-type="string">
            <text:p text:style-name="P3"><text:span text:style-name="T11">7</text:span><text:span text:style-name="T9">а</text:span></text:p>
          </table:table-cell>
          <table:table-cell table:style-name="Table2.A1" office:value-type="string">
            <text:p text:style-name="P19">Копіювати малюнки, зобра­ження, настроювати музичні інструменти </text:p>
          </table:table-cell>
          <table:table-cell table:style-name="Table2.A1" office:value-type="string">
            <text:p text:style-name="P3"><text:span text:style-name="T11">7</text:span><text:span text:style-name="T9">б</text:span><text:span text:style-name="T11">*</text:span></text:p>
          </table:table-cell>
          <table:table-cell table:style-name="Table2.A1" office:value-type="string">
            <text:p text:style-name="P19">Керувати будь-яким вантажним (підіймальним чи транспортним) засобом — підіймальним краном, трактором, тепловозом</text:p>
          </table:table-cell>
        </table:table-row>
      </table:table>
      <text:p text:style-name="P75"/>
      <text:p text:style-name="P76"><text:span text:style-name="T15">Закінчення</text:span><text:span text:style-name="T12"> </text:span><text:span text:style-name="T15">табл</text:span><text:span text:style-name="T12">. 15</text:span></text:p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20">4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8</text:span><text:span text:style-name="T9">а</text:span></text:p>
          </table:table-cell>
          <table:table-cell table:style-name="Table3.A1" office:value-type="string">
            <text:p text:style-name="P21">Повідомляти і роз’яснювати людям потрібні їм відомості (у довідковому бюро, на екскур­сії) </text:p>
          </table:table-cell>
          <table:table-cell table:style-name="Table3.A1" office:value-type="string">
            <text:p text:style-name="P35"><text:span text:style-name="T11">8</text:span><text:span text:style-name="T9">б</text:span><text:span text:style-name="T11">*</text:span></text:p>
          </table:table-cell>
          <table:table-cell table:style-name="Table3.A1" office:value-type="string">
            <text:p text:style-name="P21">Художньо оформляти виставки, вітрини, вироби (одяг, техніку), житло (або брати участь у підго­товці вистав, концертів)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9</text:span><text:span text:style-name="T9">а</text:span><text:span text:style-name="T11">*</text:span></text:p>
          </table:table-cell>
          <table:table-cell table:style-name="Table3.A1" office:value-type="string">
            <text:p text:style-name="P21">Ремонтувати речі, вироби (тех­ніку, одяг), житло </text:p>
          </table:table-cell>
          <table:table-cell table:style-name="Table3.A1" office:value-type="string">
            <text:p text:style-name="P35"><text:span text:style-name="T11">9</text:span><text:span text:style-name="T9">б</text:span></text:p>
          </table:table-cell>
          <table:table-cell table:style-name="Table3.A1" office:value-type="string">
            <text:p text:style-name="P21">Виправляти помилки у текстах, таблицях, малюнках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0</text:span><text:span text:style-name="T9">а</text:span></text:p>
          </table:table-cell>
          <table:table-cell table:style-name="Table3.A1" office:value-type="string">
            <text:p text:style-name="P21">Лікувати тварин</text:p>
          </table:table-cell>
          <table:table-cell table:style-name="Table3.A1" office:value-type="string">
            <text:p text:style-name="P35"><text:span text:style-name="T11">10</text:span><text:span text:style-name="T9">б</text:span><text:span text:style-name="T11">*</text:span></text:p>
          </table:table-cell>
          <table:table-cell table:style-name="Table3.A1" office:value-type="string">
            <text:p text:style-name="P21">Виконувати обчислювальні розра­хунки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1</text:span><text:span text:style-name="T9">а</text:span></text:p>
          </table:table-cell>
          <table:table-cell table:style-name="Table3.A1" office:value-type="string">
            <text:p text:style-name="P21">Виводити нові сорти рослин</text:p>
          </table:table-cell>
          <table:table-cell table:style-name="Table3.A1" office:value-type="string">
            <text:p text:style-name="P35"><text:span text:style-name="T11">11</text:span><text:span text:style-name="T9">б</text:span><text:span text:style-name="T11">*</text:span></text:p>
          </table:table-cell>
          <table:table-cell table:style-name="Table3.A1" office:value-type="string">
            <text:p text:style-name="P21">Конструювати, проектувати нові види промислових виробів (ма­шин, одягу, будинків, продуктів споживання тощо)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2</text:span><text:span text:style-name="T9">а</text:span></text:p>
          </table:table-cell>
          <table:table-cell table:style-name="Table3.A1" office:value-type="string">
            <text:p text:style-name="P21">Розбирати суперечки між лю­дьми (переконувати, роз’ясню­вати, заохочувати, карати)</text:p>
          </table:table-cell>
          <table:table-cell table:style-name="Table3.A1" office:value-type="string">
            <text:p text:style-name="P35"><text:span text:style-name="T11">12</text:span><text:span text:style-name="T9">б</text:span><text:span text:style-name="T11">*</text:span></text:p>
          </table:table-cell>
          <table:table-cell table:style-name="Table3.A1" office:value-type="string">
            <text:p text:style-name="P21">Розбиратись у кресленнях, схемах, таблицях (перевіряти, уточнювати, впорядковувати)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3</text:span><text:span text:style-name="T9">а</text:span></text:p>
          </table:table-cell>
          <table:table-cell table:style-name="Table3.A1" office:value-type="string">
            <text:p text:style-name="P21">Спостерігати, вивчати роботу <text:soft-page-break/>гуртків художньої самодіяль­ності</text:p>
          </table:table-cell>
          <table:table-cell table:style-name="Table3.A1" office:value-type="string">
            <text:p text:style-name="P35"><text:span text:style-name="T11">13</text:span><text:soft-page-break/><text:span text:style-name="T9">б</text:span><text:span text:style-name="T11">*</text:span></text:p>
          </table:table-cell>
          <table:table-cell table:style-name="Table3.A1" office:value-type="string">
            <text:p text:style-name="P21">Спостерігати, вивчати життя мік­<text:soft-page-break/>робів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4</text:span><text:span text:style-name="T9">а</text:span><text:span text:style-name="T11">*</text:span></text:p>
          </table:table-cell>
          <table:table-cell table:style-name="Table3.A1" office:value-type="string">
            <text:p text:style-name="P21">Налагоджувати медичні при­лади, апарати</text:p>
          </table:table-cell>
          <table:table-cell table:style-name="Table3.A1" office:value-type="string">
            <text:p text:style-name="P35"><text:span text:style-name="T11">14</text:span><text:span text:style-name="T9">б</text:span></text:p>
          </table:table-cell>
          <table:table-cell table:style-name="Table3.A1" office:value-type="string">
            <text:p text:style-name="P21">Надавати медичну допомогу лю­дям при пораненнях, опіках, уда­рах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5</text:span><text:span text:style-name="T9">а</text:span><text:span text:style-name="T11">*</text:span></text:p>
          </table:table-cell>
          <table:table-cell table:style-name="Table3.A1" office:value-type="string">
            <text:p text:style-name="P21">Художньо описувати, зобра­жувати події (спостережувані чи уявні)</text:p>
          </table:table-cell>
          <table:table-cell table:style-name="Table3.A1" office:value-type="string">
            <text:p text:style-name="P36"><text:span text:style-name="T11">15</text:span><text:span text:style-name="T9">б</text:span></text:p>
          </table:table-cell>
          <table:table-cell table:style-name="Table3.A1" office:value-type="string">
            <text:p text:style-name="P21">Складати точні описи — звіти про спостережувані явища, події, вимі­рювані об’єкти тощо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6</text:span><text:span text:style-name="T9">а</text:span><text:span text:style-name="T11">*</text:span></text:p>
          </table:table-cell>
          <table:table-cell table:style-name="Table3.A1" office:value-type="string">
            <text:p text:style-name="P21">Робити лабораторні аналізи у лікарні</text:p>
          </table:table-cell>
          <table:table-cell table:style-name="Table3.A1" office:value-type="string">
            <text:p text:style-name="P36"><text:span text:style-name="T11">16</text:span><text:span text:style-name="T9">б</text:span></text:p>
          </table:table-cell>
          <table:table-cell table:style-name="Table3.A1" office:value-type="string">
            <text:p text:style-name="P21">Приймати, оглядати хворих, вести з ними бесіди, призначати ліку­вання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7</text:span><text:span text:style-name="T9">а</text:span></text:p>
          </table:table-cell>
          <table:table-cell table:style-name="Table3.A1" office:value-type="string">
            <text:p text:style-name="P21">Малювати і розписувати стіни приміщень, поверхню виробів</text:p>
          </table:table-cell>
          <table:table-cell table:style-name="Table3.A1" office:value-type="string">
            <text:p text:style-name="P36"><text:span text:style-name="T11">17</text:span><text:span text:style-name="T9">б</text:span><text:span text:style-name="T11">*</text:span></text:p>
          </table:table-cell>
          <table:table-cell table:style-name="Table3.A1" office:value-type="string">
            <text:p text:style-name="P21">Виконувати монтаж чи складання машин, приладів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8</text:span><text:span text:style-name="T9">а</text:span></text:p>
          </table:table-cell>
          <table:table-cell table:style-name="Table3.A1" office:value-type="string">
            <text:p text:style-name="P21">Організовувати культпоходи ровесників чи молодших дітей у театри, музеї, екскурсії, ту­ристські походи тощо</text:p>
          </table:table-cell>
          <table:table-cell table:style-name="Table3.A1" office:value-type="string">
            <text:p text:style-name="P36"><text:span text:style-name="T11">18</text:span><text:span text:style-name="T9">б</text:span><text:span text:style-name="T11">*</text:span></text:p>
          </table:table-cell>
          <table:table-cell table:style-name="Table3.A1" office:value-type="string">
            <text:p text:style-name="P21">Грати на сцені, брати участь у концертах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19</text:span><text:span text:style-name="T9">а</text:span><text:span text:style-name="T11">*</text:span></text:p>
          </table:table-cell>
          <table:table-cell table:style-name="Table3.A1" office:value-type="string">
            <text:p text:style-name="P21">Виготовляти за кресленнями деталі, вироби (машини, одяг), споруджувати будинки</text:p>
          </table:table-cell>
          <table:table-cell table:style-name="Table3.A1" office:value-type="string">
            <text:p text:style-name="P36"><text:span text:style-name="T11">19</text:span><text:span text:style-name="T9">б</text:span></text:p>
          </table:table-cell>
          <table:table-cell table:style-name="Table3.A1" office:value-type="string">
            <text:p text:style-name="P37"><text:span text:style-name="T12">Креслити, копіювати</text:span><text:span text:style-name="T13"> </text:span><text:span text:style-name="T12">креслення,</text:span><text:span text:style-name="T13"> </text:span><text:span text:style-name="T12">карти</text:span></text:p>
          </table:table-cell>
        </table:table-row>
        <table:table-row table:style-name="Table3.1">
          <table:table-cell table:style-name="Table3.A1" office:value-type="string">
            <text:p text:style-name="P35"><text:span text:style-name="T11">20</text:span><text:span text:style-name="T9">а</text:span></text:p>
          </table:table-cell>
          <table:table-cell table:style-name="Table3.A1" office:value-type="string">
            <text:p text:style-name="P21">Проводити боротьбу з хвороба­ми рослин і шкідниками лісу, саду</text:p>
          </table:table-cell>
          <table:table-cell table:style-name="Table3.A1" office:value-type="string">
            <text:p text:style-name="P36"><text:span text:style-name="T11">20</text:span><text:span text:style-name="T9">б</text:span><text:span text:style-name="T11">*</text:span></text:p>
          </table:table-cell>
          <table:table-cell table:style-name="Table3.A1" office:value-type="string">
            <text:p text:style-name="P21">Працювати на клавішних машинах (друкарській машинці, телетайпі, комп’ютері тощо)</text:p>
          </table:table-cell>
        </table:table-row>
      </table:table>
      <text:p text:style-name="P82"><text:s/></text:p>
      <text:p text:style-name="P70">Оброблення результатів</text:p>
      <text:p text:style-name="P31"/>
      <text:p text:style-name="P86"><text:span text:style-name="T18"></text:span><text:span text:style-name="T19"><text:tab/></text:span><text:span text:style-name="T8">Після ознайомлення з текстом опитувальника і вибору індексів відповідей, яким Ви надаєте перевагу, звірте їх з ключем відповідей (табл. 16). Поставте знак плюс (</text:span><text:span text:style-name="T11">+</text:span><text:span text:style-name="T8">) у тій клітинці ключа відповідей, у якій індекс збігається з Вашою відповіддю. Наприклад, якщо Ваша відповідь була позначена індексом </text:span><text:span text:style-name="T11">1</text:span><text:span text:style-name="T9">б</text:span><text:span text:style-name="T8">, то у першій колонці біля індексу </text:span><text:span text:style-name="T11">1</text:span><text:span text:style-name="T9">б</text:span><text:span text:style-name="T8"> поставте </text:span><text:span text:style-name="T10">знак</text:span><text:span text:style-name="T8"> (</text:span><text:span text:style-name="T11">+</text:span><text:span text:style-name="T8">).</text:span></text:p>
      <text:p text:style-name="P86"><text:span text:style-name="T18"></text:span><text:span text:style-name="T19"><text:tab/></text:span><text:span text:style-name="T8"> У тих колонках ключа, де індекс Вашої відповіді не збігається з тим, що записаний у колонці, поставте знак (</text:span><text:span text:style-name="T11">–</text:span><text:span text:style-name="T8">). Наприклад, у другій колонці біля індексу </text:span><text:span text:style-name="T11">1</text:span><text:span text:style-name="T9">а </text:span><text:span text:style-name="T8"><text:s/>Ви маєте поставити знак (</text:span><text:span text:style-name="T11">–</text:span><text:span text:style-name="T8">).</text:span></text:p>
      <text:p text:style-name="P84"/>
      <text:p text:style-name="P85"><text:span text:style-name="T10">Таблиця </text:span><text:span text:style-name="T8">16. Ключ відповідей</text:span></text:p>
      <text:p text:style-name="P79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88">j</text:p>
          </table:table-cell>
          <table:table-cell table:style-name="Table4.A1" office:value-type="string">
            <text:p text:style-name="P88">k</text:p>
          </table:table-cell>
          <table:table-cell table:style-name="Table4.A1" office:value-type="string">
            <text:p text:style-name="P88">l</text:p>
          </table:table-cell>
          <table:table-cell table:style-name="Table4.A1" office:value-type="string">
            <text:p text:style-name="P88">m</text:p>
          </table:table-cell>
          <table:table-cell table:style-name="Table4.A1" office:value-type="string">
            <text:p text:style-name="P88">n</text:p>
          </table:table-cell>
        </table:table-row>
        <table:table-row table:style-name="Table4.1">
          <table:table-cell table:style-name="Table4.A1" office:value-type="string">
            <text:p text:style-name="P3"><text:span text:style-name="T11">1</text:span><text:span text:style-name="T9">а-</text:span></text:p>
          </table:table-cell>
          <table:table-cell table:style-name="Table4.A1" office:value-type="string">
            <text:p text:style-name="P3"><text:span text:style-name="T11">1</text:span><text:span text:style-name="T9">б+</text:span></text:p>
          </table:table-cell>
          <table:table-cell table:style-name="Table4.A1" office:value-type="string">
            <text:p text:style-name="P3"><text:span text:style-name="T11">2</text:span><text:span text:style-name="T9">а-</text:span></text:p>
          </table:table-cell>
          <table:table-cell table:style-name="Table4.A1" office:value-type="string">
            <text:p text:style-name="P3"><text:span text:style-name="T11">2</text:span><text:span text:style-name="T9">б+</text:span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3"><text:span text:style-name="T11">3</text:span><text:span text:style-name="T9">б+</text:span></text:p>
          </table:table-cell>
          <table:table-cell table:style-name="Table4.A1" office:value-type="string">
            <text:p text:style-name="P3"><text:span text:style-name="T11">4</text:span><text:span text:style-name="T9">а+</text:span></text:p>
          </table:table-cell>
          <table:table-cell table:style-name="Table4.A1" office:value-type="string">
            <text:p text:style-name="P3"><text:span text:style-name="T11">4</text:span><text:span text:style-name="T9">6-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3</text:span><text:span text:style-name="T9">а-</text:span></text:p>
          </table:table-cell>
        </table:table-row>
        <table:table-row table:style-name="Table4.1">
          <table:table-cell table:style-name="Table4.A1" office:value-type="string">
            <text:p text:style-name="P11">6а-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6</text:span><text:span text:style-name="T9">б+</text:span></text:p>
          </table:table-cell>
          <table:table-cell table:style-name="Table4.A1" office:value-type="string">
            <text:p text:style-name="P3"><text:span text:style-name="T11">5</text:span><text:span text:style-name="T9">а+</text:span></text:p>
          </table:table-cell>
          <table:table-cell table:style-name="Table4.A1" office:value-type="string">
            <text:p text:style-name="P3"><text:span text:style-name="T11">5</text:span><text:span text:style-name="T9">б-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7</text:span><text:span text:style-name="T9">б+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7</text:span><text:span text:style-name="T9">а-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9</text:span><text:span text:style-name="T9">а+</text:span></text:p>
          </table:table-cell>
          <table:table-cell table:style-name="Table4.A1" office:value-type="string">
            <text:p text:style-name="P3"><text:span text:style-name="T11">8</text:span><text:span text:style-name="T9">а-</text:span></text:p>
          </table:table-cell>
          <table:table-cell table:style-name="Table4.A1" office:value-type="string">
            <text:p text:style-name="P3"><text:span text:style-name="T11">9</text:span><text:span text:style-name="T9">б-</text:span></text:p>
          </table:table-cell>
          <table:table-cell table:style-name="Table4.A1" office:value-type="string">
            <text:p text:style-name="P3"><text:span text:style-name="T11">8</text:span><text:span text:style-name="T9">б+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1">10</text:span><text:span text:style-name="T9">а-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0</text:span><text:span text:style-name="T9">б+</text:span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3"><text:span text:style-name="T11">11</text:span><text:span text:style-name="T9">а-</text:span></text:p>
          </table:table-cell>
          <table:table-cell table:style-name="Table4.A1" office:value-type="string">
            <text:p text:style-name="P3"><text:span text:style-name="T11">11</text:span><text:span text:style-name="T9">б+</text:span></text:p>
          </table:table-cell>
          <table:table-cell table:style-name="Table4.A1" office:value-type="string">
            <text:p text:style-name="P3"><text:span text:style-name="T11">12</text:span><text:span text:style-name="T9">а-</text:span></text:p>
          </table:table-cell>
          <table:table-cell table:style-name="Table4.A1" office:value-type="string">
            <text:p text:style-name="P3"><text:span text:style-name="T11">12</text:span><text:span text:style-name="T9">б+</text:span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3"><text:span text:style-name="T11">13</text:span><text:span text:style-name="T9">б+</text:span></text:p>
          </table:table-cell>
          <table:table-cell table:style-name="Table4.A1" office:value-type="string">
            <text:p text:style-name="P3"><text:span text:style-name="T11">14</text:span><text:span text:style-name="T9">а+</text:span></text:p>
          </table:table-cell>
          <table:table-cell table:style-name="Table4.A1" office:value-type="string">
            <text:p text:style-name="P3"><text:span text:style-name="T11">14</text:span><text:span text:style-name="T9">б-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3</text:span><text:span text:style-name="T9">а-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1">16</text:span><text:span text:style-name="T9">а+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6</text:span><text:span text:style-name="T9">б-</text:span></text:p>
          </table:table-cell>
          <table:table-cell table:style-name="Table4.A1" office:value-type="string">
            <text:p text:style-name="P3"><text:span text:style-name="T11">15</text:span><text:span text:style-name="T9">а+</text:span></text:p>
          </table:table-cell>
          <table:table-cell table:style-name="Table4.A1" office:value-type="string">
            <text:p text:style-name="P3"><text:span text:style-name="T11">15</text:span><text:span text:style-name="T9">б-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7</text:span><text:span text:style-name="T9">б+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7</text:span><text:span text:style-name="T9">а-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19</text:span><text:span text:style-name="T9">а+</text:span></text:p>
          </table:table-cell>
          <table:table-cell table:style-name="Table4.A1" office:value-type="string">
            <text:p text:style-name="P3"><text:span text:style-name="T11">18</text:span><text:span text:style-name="T9">а-</text:span></text:p>
          </table:table-cell>
          <table:table-cell table:style-name="Table4.A1" office:value-type="string">
            <text:p text:style-name="P3"><text:span text:style-name="T11">19</text:span><text:span text:style-name="T9">б-</text:span></text:p>
          </table:table-cell>
          <table:table-cell table:style-name="Table4.A1" office:value-type="string">
            <text:p text:style-name="P3"><text:span text:style-name="T11">18</text:span><text:span text:style-name="T9">б+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1">20</text:span><text:span text:style-name="T9">а-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3"><text:span text:style-name="T11">20</text:span><text:span text:style-name="T9">б+</text:span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9"><text:span text:style-name="T8">∑ (</text:span><text:span text:style-name="T11">+</text:span><text:span text:style-name="T8">) =3</text:span></text:p>
            <text:p text:style-name="P81"/>
            <text:p text:style-name="P89"><text:span text:style-name="T8">∑ (</text:span><text:span text:style-name="T11">–</text:span><text:span text:style-name="T8">) =5</text:span></text:p>
          </table:table-cell>
          <table:table-cell table:style-name="Table4.A1" office:value-type="string">
            <text:p text:style-name="P89"><text:span text:style-name="T8">∑ (</text:span><text:span text:style-name="T11">+</text:span><text:span text:style-name="T8">) =6</text:span></text:p>
            <text:p text:style-name="P81"/>
            <text:p text:style-name="P89"><text:span text:style-name="T8">∑ (</text:span><text:span text:style-name="T11">–</text:span><text:span text:style-name="T8">) =0</text:span></text:p>
          </table:table-cell>
          <table:table-cell table:style-name="Table4.A1" office:value-type="string">
            <text:p text:style-name="P89"><text:span text:style-name="T8">∑ (</text:span><text:span text:style-name="T11">+</text:span><text:span text:style-name="T8">) =1</text:span></text:p>
            <text:p text:style-name="P81"/>
            <text:p text:style-name="P89"><text:span text:style-name="T8">∑ (</text:span><text:span text:style-name="T11">–</text:span><text:span text:style-name="T8">) =7</text:span></text:p>
          </table:table-cell>
          <table:table-cell table:style-name="Table4.A1" office:value-type="string">
            <text:p text:style-name="P89"><text:span text:style-name="T8">∑ (</text:span><text:span text:style-name="T11">+</text:span><text:span text:style-name="T8">) =6</text:span></text:p>
            <text:p text:style-name="P81"/>
            <text:p text:style-name="P89"><text:span text:style-name="T8">∑ (</text:span><text:span text:style-name="T11">–</text:span><text:span text:style-name="T8">) =2</text:span></text:p>
          </table:table-cell>
          <table:table-cell table:style-name="Table4.A1" office:value-type="string">
            <text:p text:style-name="P89"><text:span text:style-name="T8">∑ (</text:span><text:span text:style-name="T11">+</text:span><text:span text:style-name="T8">) =2</text:span></text:p>
            <text:p text:style-name="P81"/>
            <text:p text:style-name="P89"><text:span text:style-name="T8">∑ (</text:span><text:span text:style-name="T11">–</text:span><text:span text:style-name="T8">) =6</text:span></text:p>
          </table:table-cell>
        </table:table-row>
      </table:table>
      <text:p text:style-name="P83"/>
      <text:p text:style-name="P86"><text:span text:style-name="T18"></text:span><text:span text:style-name="T19"><text:tab/></text:span><text:span text:style-name="T8">Після заповнення листка відповідей підраховують кількість плюсів і мінусів у кожній колонці, що об’єднує професії певного типу (вони зазначені у табл. 17). Таких колонок у листку відповідей є п’ять.</text:span></text:p>
      <text:p text:style-name="P86"><text:span text:style-name="T18"></text:span><text:span text:style-name="T19"><text:tab/></text:span><text:span text:style-name="T8">Домінуючу сферу професійних інтересів визначають за колонкою, що має максимальну кількість плюсів, тоді як колонка зі значною кількістю мінусів свідчить про сферу діяльності, до якої опитуваний не має зацікавлення.</text:span></text:p>
      <text:p text:style-name="P86"><text:span text:style-name="T18"></text:span><text:span text:style-name="T19"><text:tab/></text:span><text:span text:style-name="T8"> Ознайомтеся з характеристикою Вашого типу професії (див. табл. 17).</text:span></text:p>
      <text:list xml:id="list23136919" text:continue-numbering="true" text:style-name="RTF_5f_Num_20_2">
        <text:list-item>
          <text:p text:style-name="P100"><text:s/>Якщо Ви набрали значну кількість мінусів (понад 4) у сфері тих професій, в яких маєте бажання працювати, то Вам слід звернути на це особливу увагу. Адже домінуюча сфера професійних інтересів не відповідає Вашим прагненням.</text:p>
        </text:list-item>
      </text:list>
      <text:p text:style-name="P3"><text:span text:style-name="T10">Таблиця </text:span><text:span text:style-name="T8">17. Характеристика типів професій</text:span>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Номер та назва типу професії</text:p>
          </table:table-cell>
          <table:table-cell table:style-name="Table5.A1" office:value-type="string">
            <text:p text:style-name="P90">Професії, психологічні вимоги до спеціалістів</text:p>
          </table:table-cell>
        </table:table-row>
        <table:table-row table:style-name="Table5.1">
          <table:table-cell table:style-name="Table5.A1" office:value-type="string">
            <text:p text:style-name="P20">1</text:p>
          </table:table-cell>
          <table:table-cell table:style-name="Table5.A1" office:value-type="string">
            <text:p text:style-name="P20">2</text:p>
          </table:table-cell>
        </table:table-row>
        <table:table-row table:style-name="Table5.1">
          <table:table-cell table:style-name="Table5.A1" office:value-type="string">
            <text:p text:style-name="P38">j</text:p>
            <text:p text:style-name="P35"><text:span text:style-name="T11">“</text:span><text:span text:style-name="T9">Людина</text:span><text:span text:style-name="T22"> </text:span><text:span text:style-name="T11">—</text:span><text:span text:style-name="T22"> </text:span><text:span text:style-name="T9">Природа</text:span><text:span text:style-name="T11">”</text:span></text:p>
            <text:p text:style-name="P35"><text:span text:style-name="T11">(</text:span><text:span text:style-name="T9">біономічні</text:span><text:span text:style-name="T11">)</text:span></text:p>
            <text:p text:style-name="P5"/>
            <text:p text:style-name="P35"><text:span text:style-name="T24"></text:span><text:span text:style-name="T6">— <text:s/></text:span><text:span text:style-name="T25">P</text:span></text:p>
          </table:table-cell>
          <table:table-cell table:style-name="Table5.B3" office:value-type="string">
            <text:p text:style-name="P40"><text:span text:style-name="T12">Належать усі професії, пов’язані з рослинництвом, тваринництвом, лісовим господарством (</text:span><text:span text:style-name="T15">тваринник</text:span><text:span text:style-name="T12">, </text:span><text:span text:style-name="T15">агроном</text:span><text:span text:style-name="T12">, </text:span><text:span text:style-name="T15">ветеринар</text:span><text:span text:style-name="T12">, </text:span><text:span text:style-name="T15">лаборант</text:span><text:span text:style-name="T12"> хіміко-бактеріологіч­ного аналізу, </text:span><text:span text:style-name="T15">еколог</text:span><text:span text:style-name="T12"> та ін.).</text:span></text:p>
            <text:p text:style-name="P60"><text:span text:style-name="T20">F</text:span><text:span text:style-name="T21"><text:tab/></text:span><text:span text:style-name="T12">Якщо Ви обрали цей тип професій, Вам слід розвивати наочно-образне мислення, уяву, зорову пам’ять, спостережливість, наполегливість, здат­ність передбачати та оцінювати мінливі природні фактори, витривалість до несприятливих погодних умов тощо</text:span></text:p>
          </table:table-cell>
        </table:table-row>
        <table:table-row table:style-name="Table5.1">
          <table:table-cell table:style-name="Table5.A1" office:value-type="string">
            <text:p text:style-name="P38">k</text:p>
            <text:p text:style-name="P35"><text:span text:style-name="T11">“</text:span><text:span text:style-name="T9">Людина</text:span><text:span text:style-name="T22"> </text:span><text:span text:style-name="T11">—</text:span><text:span text:style-name="T22"> </text:span><text:span text:style-name="T9">Техніка</text:span><text:span text:style-name="T11">” (</text:span><text:span text:style-name="T9">технономічні</text:span><text:span text:style-name="T11">)</text:span></text:p>
            <text:p text:style-name="P4"/>
            <text:p text:style-name="P35"><text:span text:style-name="T24"></text:span><text:span text:style-name="T6"> —</text:span><text:span text:style-name="T26"></text:span></text:p>
          </table:table-cell>
          <table:table-cell table:style-name="Table5.B3" office:value-type="string">
            <text:p text:style-name="P40"><text:span text:style-name="T12">Належать усі технічні професії (</text:span><text:span text:style-name="T15">водій</text:span><text:span text:style-name="T12">, </text:span><text:span text:style-name="T15">швачка</text:span><text:span text:style-name="T12">, </text:span><text:span text:style-name="T15">опе­ратор</text:span><text:span text:style-name="T12">, </text:span><text:span text:style-name="T15">інженер</text:span><text:span text:style-name="T12">, </text:span><text:span text:style-name="T15">механік</text:span><text:span text:style-name="T12">, </text:span><text:span text:style-name="T15">слюсар</text:span><text:span text:style-name="T12">, </text:span><text:span text:style-name="T15">наладник</text:span><text:span text:style-name="T12">, </text:span><text:span text:style-name="T15">радіо­технік</text:span><text:span text:style-name="T12">, </text:span><text:span text:style-name="T15">фотограф</text:span><text:span text:style-name="T12">, </text:span><text:span text:style-name="T15">кіномеханік</text:span><text:span text:style-name="T12"> тощо). </text:span></text:p>
            <text:p text:style-name="P60"><text:span text:style-name="T20">F</text:span><text:span text:style-name="T21"><text:tab/></text:span><text:span text:style-name="T12">Якщо Ви обрали цей тип професій, Вам слід розвивати чітку координацію рухів, точне зорове, слухове, вібраційне і кінетичне сприйняття, тех­нічне і творче мислення, вміння переключати і концентрувати увагу, спостережливість</text:span></text:p>
          </table:table-cell>
        </table:table-row>
        <table:table-row table:style-name="Table5.1">
          <table:table-cell table:style-name="Table5.A1" office:value-type="string">
            <text:p text:style-name="P39">l</text:p>
            <text:p text:style-name="P3"><text:span text:style-name="T11">“</text:span><text:span text:style-name="T9">Людина</text:span><text:span text:style-name="T22"> </text:span><text:span text:style-name="T11">—</text:span><text:span text:style-name="T22"> </text:span><text:span text:style-name="T9">Людина</text:span><text:span text:style-name="T11">” (</text:span><text:span text:style-name="T9">соціономічні</text:span><text:span text:style-name="T11">)</text:span></text:p>
            <text:p text:style-name="P4"/>
            <text:p text:style-name="P3"><text:span text:style-name="T27"></text:span><text:span text:style-name="T6">— </text:span><text:span text:style-name="T27"></text:span></text:p>
          </table:table-cell>
          <table:table-cell table:style-name="Table5.B3" office:value-type="string">
            <text:p text:style-name="P22">Належать усі професії, пов’язані з</text:p>
            <text:p text:style-name="P91"><text:span text:style-name="T12">1)<text:tab/>навчанням і вихованням (</text:span><text:span text:style-name="T15">викладач</text:span><text:span text:style-name="T12">, </text:span><text:span text:style-name="T15">вчитель</text:span><text:span text:style-name="T12">, </text:span><text:span text:style-name="T15">вихо­ватель</text:span><text:span text:style-name="T12">, спортивний </text:span><text:span text:style-name="T15">тренер</text:span><text:span text:style-name="T12">, </text:span><text:span text:style-name="T15">майстер</text:span><text:span text:style-name="T12"> виробничого навчання, </text:span><text:span text:style-name="T15">лаборант</text:span><text:span text:style-name="T12"> та ін.);</text:span></text:p>
            <text:p text:style-name="P91"><text:span text:style-name="T12">2)<text:tab/>медичним обслуговуванням людей (</text:span><text:span text:style-name="T15">лікар</text:span><text:span text:style-name="T12">, </text:span><text:span text:style-name="T15">медична</text:span><text:span text:style-name="T12"> </text:span><text:span text:style-name="T15">сестра</text:span><text:span text:style-name="T12">, </text:span><text:span text:style-name="T15">няня</text:span><text:span text:style-name="T12">, </text:span><text:span text:style-name="T15">лаборант</text:span><text:span text:style-name="T12"> тощо); </text:span></text:p>
            <text:p text:style-name="P91"><text:span text:style-name="T12">3)<text:tab/>побутовим обслуговуванням (</text:span><text:span text:style-name="T15">продавець</text:span><text:span text:style-name="T12">, </text:span><text:span text:style-name="T15">перукар</text:span><text:span text:style-name="T12">, </text:span><text:span text:style-name="T15">офіціант</text:span><text:span text:style-name="T12">, </text:span><text:span text:style-name="T15">вахтер</text:span><text:span text:style-name="T12"> та ін.);</text:span></text:p>
            <text:p text:style-name="P91"><text:span text:style-name="T12">4)<text:tab/>інформаційним обслуговуванням (</text:span><text:span text:style-name="T15">бібліотекар</text:span><text:span text:style-name="T12">, </text:span><text:span text:style-name="T15">екскурсовод</text:span><text:span text:style-name="T12">, </text:span><text:span text:style-name="T15">лектор</text:span><text:span text:style-name="T12">);</text:span></text:p>
            <text:p text:style-name="P91"><text:soft-page-break/><text:span text:style-name="T12">5)<text:tab/>захистом суспільства і держави (</text:span><text:span text:style-name="T15">юрист</text:span><text:span text:style-name="T12">, </text:span><text:span text:style-name="T15">міліціонер</text:span><text:span text:style-name="T12">, </text:span><text:span text:style-name="T15">інспектор</text:span><text:span text:style-name="T12">, </text:span><text:span text:style-name="T15">військовослужбовець</text:span><text:span text:style-name="T12"> та ін.);</text:span></text:p>
            <text:p text:style-name="P91"><text:span text:style-name="T12">6)<text:tab/>керівні посади (</text:span><text:span text:style-name="T15">директор</text:span><text:span text:style-name="T12">, його </text:span><text:span text:style-name="T15">заступники</text:span><text:span text:style-name="T12">, </text:span><text:span text:style-name="T15">заві­дувач</text:span><text:span text:style-name="T12">, </text:span><text:span text:style-name="T15">бригадир</text:span><text:span text:style-name="T12">, </text:span><text:span text:style-name="T15">начальник</text:span><text:span text:style-name="T12">, </text:span><text:span text:style-name="T15">керуючий</text:span><text:span text:style-name="T12"> тощо).</text:span></text:p>
            <text:p text:style-name="P60"><text:span text:style-name="T20">F</text:span><text:span text:style-name="T21"><text:tab/></text:span><text:span text:style-name="T12">Якщо Ви обрали цей тип професій, Вам слід розвивати професійні комунікативні здібності та компетенції, охайність, пунктуальність, зібраність, бути відповідальним, витриманим, толерантним, доброзичливим, вимогливим, принциповим тощо</text:span></text:p>
          </table:table-cell>
        </table:table-row>
      </table:table>
      <text:p text:style-name="P93"><text:span text:style-name="T15">Закінчення</text:span><text:span text:style-name="T12"> </text:span><text:span text:style-name="T15">табл</text:span><text:span text:style-name="T12">. 17</text:span></text:p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1</text:p>
          </table:table-cell>
          <table:table-cell table:style-name="Table6.A1" office:value-type="string">
            <text:p text:style-name="P17">2</text:p>
          </table:table-cell>
        </table:table-row>
        <table:table-row table:style-name="Table6.1">
          <table:table-cell table:style-name="Table6.A1" office:value-type="string">
            <text:p text:style-name="P39">m</text:p>
            <text:p text:style-name="P3"><text:span text:style-name="T11">“</text:span><text:span text:style-name="T9">Людина</text:span><text:span text:style-name="T22"> </text:span><text:span text:style-name="T11">—</text:span><text:span text:style-name="T22"> </text:span><text:span text:style-name="T9">Знакова система</text:span><text:span text:style-name="T11">” (</text:span><text:span text:style-name="T9">сигномічні</text:span><text:span text:style-name="T11">)</text:span></text:p>
            <text:p text:style-name="P4"/>
            <text:p text:style-name="P3"><text:span text:style-name="T27"></text:span><text:span text:style-name="T6"> — </text:span><text:span text:style-name="T28"></text:span></text:p>
          </table:table-cell>
          <table:table-cell table:style-name="Table6.B2" office:value-type="string">
            <text:p text:style-name="P19">Належать усі професії, пов’язані з переробленням різної інформації, зокрема:</text:p>
            <text:p text:style-name="P92"><text:span text:style-name="T12">1)<text:tab/>цифр, формул, таблиць (</text:span><text:span text:style-name="T15">програміст</text:span><text:span text:style-name="T12">, </text:span><text:span text:style-name="T15">оператор</text:span><text:span text:style-name="T12"> ЕОМ, </text:span><text:span text:style-name="T15">економіст</text:span><text:span text:style-name="T12">, </text:span><text:span text:style-name="T15">бухгалтер</text:span><text:span text:style-name="T12">, </text:span><text:span text:style-name="T15">статист</text:span><text:span text:style-name="T12"> тощо);</text:span></text:p>
            <text:p text:style-name="P92"><text:span text:style-name="T12">2)<text:tab/>креслень, схем, карт (</text:span><text:span text:style-name="T15">кресляр</text:span><text:span text:style-name="T12">, </text:span><text:span text:style-name="T15">конструктор</text:span><text:span text:style-name="T12">, </text:span><text:span text:style-name="T15">ко­піювальник</text:span><text:span text:style-name="T12">, </text:span><text:span text:style-name="T15">штурман</text:span><text:span text:style-name="T12">, </text:span><text:span text:style-name="T15">геодезист</text:span><text:span text:style-name="T12"> тощо);</text:span></text:p>
            <text:p text:style-name="P92"><text:span text:style-name="T12">3)<text:tab/>звукових сигналів (</text:span><text:span text:style-name="T15">радист</text:span><text:span text:style-name="T12">, </text:span><text:span text:style-name="T15">телефоніст</text:span><text:span text:style-name="T12">, звуковий </text:span><text:span text:style-name="T15">оператор</text:span><text:span text:style-name="T12">, </text:span><text:span text:style-name="T15">стенографіст</text:span><text:span text:style-name="T12"> та ін.);</text:span></text:p>
            <text:p text:style-name="P92"><text:span text:style-name="T12">4)<text:tab/>текстів рідною та іноземною мовами (</text:span><text:span text:style-name="T15">редактор</text:span><text:span text:style-name="T12">, </text:span><text:span text:style-name="T15">коректор</text:span><text:span text:style-name="T12">, </text:span><text:span text:style-name="T15">телеграфіст</text:span><text:span text:style-name="T12">, </text:span><text:span text:style-name="T15">секретар</text:span><text:span text:style-name="T12"> та ін.). </text:span></text:p>
            <text:p text:style-name="P59"><text:span text:style-name="T20">F</text:span><text:span text:style-name="T21"><text:tab/></text:span><text:span text:style-name="T12">Якщо Ви обрали цей тип професій, Вам слід розвивати оперативну і механічну пам’ять, уміння розподіляти і концентрувати увагу, точність сприйняття інформації, логічне мислення</text:span></text:p>
          </table:table-cell>
        </table:table-row>
        <table:table-row table:style-name="Table6.1">
          <table:table-cell table:style-name="Table6.A1" office:value-type="string">
            <text:p text:style-name="P43"/>
            <text:p text:style-name="P43"/>
            <text:p text:style-name="P39">n</text:p>
            <text:p text:style-name="P3"><text:span text:style-name="T11">“Людина</text:span><text:span text:style-name="T22"> </text:span><text:span text:style-name="T11">—</text:span><text:span text:style-name="T22"> </text:span><text:span text:style-name="T11">Худож­ній образ” </text:span></text:p>
            <text:p text:style-name="P3"/>
            <text:p text:style-name="P44"><draw:frame draw:style-name="fr1" draw:name="graphics4" text:anchor-type="as-char" svg:width="1.399cm" svg:height="0.915cm" draw:z-index="3"><draw:image xlink:href="Pictures/200000D20000CE650000C321162572FD.wmf" xlink:type="simple" xlink:show="embed" xlink:actuate="onLoad"/></draw:frame></text:p>
            <text:p text:style-name="P3"><text:span text:style-name="T11">(</text:span><text:span text:style-name="T9">артономічні</text:span><text:span text:style-name="T11">)</text:span></text:p>
            <text:p text:style-name="P34"/>
            <text:p text:style-name="P3"><text:span text:style-name="T30"><text:s text:c="3"/></text:span><text:span text:style-name="T27"></text:span><text:span text:style-name="T6">— <text:s text:c="2"/></text:span></text:p>
          </table:table-cell>
          <table:table-cell table:style-name="Table6.B2" office:value-type="string">
            <text:p text:style-name="P19">Належать усі творчі спеціальності, пов’язані з</text:p>
            <text:p text:style-name="P92"><text:span text:style-name="T12">1)<text:tab/>створенням та проектуванням художніх творів (</text:span><text:span text:style-name="T15">художник</text:span><text:span text:style-name="T12">, </text:span><text:span text:style-name="T15">письменник</text:span><text:span text:style-name="T12">, </text:span><text:span text:style-name="T15">композитор</text:span><text:span text:style-name="T12">, </text:span><text:span text:style-name="T15">модельєр</text:span><text:span text:style-name="T12">, </text:span><text:span text:style-name="T15">ар­хітектор</text:span><text:span text:style-name="T12">, </text:span><text:span text:style-name="T15">скульптор</text:span><text:span text:style-name="T12">, </text:span><text:span text:style-name="T15">журналіст</text:span><text:span text:style-name="T12">, </text:span><text:span text:style-name="T15">хореограф</text:span><text:span text:style-name="T12">);</text:span></text:p>
            <text:p text:style-name="P92"><text:span text:style-name="T12">2)<text:tab/>музично-театральним мистецтвом (</text:span><text:span text:style-name="T15">режисер</text:span><text:span text:style-name="T12">, </text:span><text:span text:style-name="T15">музи­кант</text:span><text:span text:style-name="T12">, </text:span><text:span text:style-name="T15">диригент</text:span><text:span text:style-name="T12">, </text:span><text:span text:style-name="T15">актор</text:span><text:span text:style-name="T12">, </text:span><text:span text:style-name="T15">співак</text:span><text:span text:style-name="T12">, </text:span><text:span text:style-name="T15">критик</text:span><text:span text:style-name="T12"> та ін.);</text:span></text:p>
            <text:p text:style-name="P92"><text:span text:style-name="T12">3)<text:tab/>відтворенням та виготовленням різних виробів за зразком (</text:span><text:span text:style-name="T15">ювелір, реставратор, гравер, маляр </text:span><text:span text:style-name="T12">тощо)</text:span><text:span text:style-name="T15">. </text:span></text:p>
            <text:p text:style-name="P59"><text:span text:style-name="T20">F</text:span><text:span text:style-name="T21"><text:tab/></text:span><text:span text:style-name="T12">Якщо Ви обрали цей тип професій, Вам слід розвивати художні здібності, зорове сприйняття, спостережливість, зорову пам’ять, наочно-образне мислення, творчу уяву тощо </text:span></text:p>
          </table:table-cell>
        </table:table-row>
      </table:table>
      <text:p text:style-name="P66"/>
      <text:p text:style-name="P64"><text:span text:style-name="T4"><draw:frame draw:style-name="fr1" draw:name="graphics5" text:anchor-type="as-char" svg:width="0.801cm" svg:height="0.309cm" draw:z-index="4"><draw:image xlink:href="Pictures/2000005800007D9300002D7A893873C4.wmf" xlink:type="simple" xlink:show="embed" xlink:actuate="onLoad"/></draw:frame></text:span><text:span text:style-name="T6"> </text:span><text:span text:style-name="T3">методика “Q-сортування”, </text:span><text:span text:style-name="T13">чи</text:span><text:span text:style-name="T3"> ваша думка про себе</text:span></text:p>
      <text:p text:style-name="P71"><text:span text:style-name="T8">(розроблено за </text:span><text:span text:style-name="T10">Р.</text:span> <text:span text:style-name="T10">Римською, С.</text:span> <text:span text:style-name="T10">Римським</text:span><text:span text:style-name="T8">)</text:span></text:p>
      <text:p text:style-name="P73"/>
      <text:p text:style-name="P94"><text:span text:style-name="T11">Мета.</text:span><text:span text:style-name="T8"> </text:span><text:span text:style-name="T31">Вивчити уявлення досліджуваного про себе (методику викорис­товують також для визначення “</text:span><text:span text:style-name="T32">ідеального </text:span><text:span text:style-name="T31">Я” індивіда чи його уявлення про те, яким його бачать інші). </text:span></text:p>
      <text:p text:style-name="P33"/>
      <text:p text:style-name="P69">Інструкція</text:p>
      <text:p text:style-name="P74"/>
      <text:p text:style-name="P58"><text:span text:style-name="T12">Дорогі друзі! Вашій увазі запропоновано опитувальник з </text:span><text:span text:style-name="T35">60 висловлю­вань.</text:span><text:span text:style-name="T36"> </text:span><text:soft-page-break/><text:span text:style-name="T35">Прочитайте їх. Спробуйте уявити типову ситуацію і дайте першу відповідь, яка спаде Вам на думку. Зробіть позначку (</text:span><text:span text:style-name="T13">+</text:span><text:span text:style-name="T12"> або </text:span><text:span text:style-name="T19"></text:span><text:span text:style-name="T35">) у відповідній колонці опитувальника (табл.</text:span><text:span text:style-name="T12"> 18</text:span><text:span text:style-name="T35">):</text:span></text:p>
      <text:p text:style-name="P87"><text:span text:style-name="T39"></text:span><text:span text:style-name="T40"><text:tab/></text:span><text:span text:style-name="T35">якщо твердження відповідає Вашому уявленню про себе (колонка</text:span><text:span text:style-name="T36"> </text:span><text:span text:style-name="T38">“</text:span><text:span text:style-name="T37">так</text:span><text:span text:style-name="T38">”</text:span><text:span text:style-name="T35">);</text:span></text:p>
      <text:p text:style-name="P87"><text:span text:style-name="T39"></text:span><text:span text:style-name="T40"><text:tab/></text:span><text:span text:style-name="T35">якщо Ви не згідні з певним твердженням або воно суперечить Вашому уявленню про себе (колонка</text:span><text:span text:style-name="T36"> </text:span><text:span text:style-name="T38">“</text:span><text:span text:style-name="T37">ні</text:span><text:span text:style-name="T38">”</text:span><text:span text:style-name="T35">);</text:span></text:p>
      <text:p text:style-name="P87"><text:span text:style-name="T39"></text:span><text:span text:style-name="T40"><text:tab/></text:span><text:span text:style-name="T35">у виключних випадках можна відповідати </text:span><text:span text:style-name="T38">“</text:span><text:span text:style-name="T37">сумніваюсь</text:span><text:span text:style-name="T38">”</text:span><text:span text:style-name="T35">.</text:span></text:p>
      <text:p text:style-name="P95"><text:span text:style-name="T21">F</text:span><text:span text:style-name="T13"> </text:span><text:span text:style-name="T11">Примітка</text:span><text:span text:style-name="T13">. </text:span><text:span text:style-name="T35">Жодного питання пропустити не можна. Відповідати слід швидко. Пам’ятайте, що тут немає правильних чи неправильних, добрих чи поганих відповідей</text:span><text:span text:style-name="T36">.</text:span></text:p>
      <text:p text:style-name="P29"/>
      <text:p text:style-name="P3"><text:span text:style-name="T10">Таблиця </text:span><text:span text:style-name="T8">18. Опитувальник</text:span></text:p>
      <text:p text:style-name="P3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7">Номерзапор</text:p>
          </table:table-cell>
          <table:table-cell table:style-name="Table7.A1" office:value-type="string">
            <text:p text:style-name="P17">Висловлювання</text:p>
          </table:table-cell>
          <table:table-cell table:style-name="Table7.A1" table:number-columns-spanned="2" office:value-type="string">
            <text:p text:style-name="P17">Відповідь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"><text:span text:style-name="T38">“</text:span><text:span text:style-name="T37">так</text:span><text:span text:style-name="T38">”</text:span></text:p>
          </table:table-cell>
          <table:table-cell table:style-name="Table7.A1" office:value-type="string">
            <text:p text:style-name="P3"><text:span text:style-name="T38">“</text:span><text:span text:style-name="T37">ні</text:span><text:span text:style-name="T38">”</text:span></text:p>
          </table:table-cell>
        </table:table-row>
        <table:table-row table:style-name="Table7.1">
          <table:table-cell table:style-name="Table7.A3" office:value-type="string">
            <text:p text:style-name="P17">1</text:p>
          </table:table-cell>
          <table:table-cell table:style-name="Table7.A3" office:value-type="string">
            <text:p text:style-name="P17">2</text:p>
          </table:table-cell>
          <table:table-cell table:style-name="Table7.A3" office:value-type="string">
            <text:p text:style-name="P17">3</text:p>
          </table:table-cell>
          <table:table-cell table:style-name="Table7.A3" office:value-type="string">
            <text:p text:style-name="P17">4</text:p>
          </table:table-cell>
        </table:table-row>
        <table:table-row table:style-name="Table7.1">
          <table:table-cell table:style-name="Table7.A3" office:value-type="string">
            <text:p text:style-name="P17">1</text:p>
          </table:table-cell>
          <table:table-cell table:style-name="Table7.A3" office:value-type="string">
            <text:p text:style-name="P45">Я критично налаштований (-а) до товаришів, серед яких перебуваю</text:p>
          </table:table-cell>
          <table:table-cell table:style-name="Table7.A3" office:value-type="string">
            <text:p text:style-name="P19"/>
          </table:table-cell>
          <table:table-cell table:style-name="Table7.A3" office:value-type="string">
            <text:p text:style-name="P24">1</text:p>
            <text:p text:style-name="P24"/>
          </table:table-cell>
        </table:table-row>
        <table:table-row table:style-name="Table7.1">
          <table:table-cell table:style-name="Table7.A3" office:value-type="string">
            <text:p text:style-name="P17">2</text:p>
          </table:table-cell>
          <table:table-cell table:style-name="Table7.A3" office:value-type="string">
            <text:p text:style-name="P45">Коли в групі розпочинається конфлікт, я стаю тривож­ний (-а)</text:p>
          </table:table-cell>
          <table:table-cell table:style-name="Table7.A3" office:value-type="string">
            <text:p text:style-name="P24">1</text:p>
            <text:p text:style-name="P24"/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3</text:p>
          </table:table-cell>
          <table:table-cell table:style-name="Table7.A3" office:value-type="string">
            <text:p text:style-name="P45">Я схильний (-а) прислухатися до порад лідера</text:p>
          </table:table-cell>
          <table:table-cell table:style-name="Table7.A3" office:value-type="string">
            <text:p text:style-name="P19"/>
          </table:table-cell>
          <table:table-cell table:style-name="Table7.A3" office:value-type="string">
            <text:p text:style-name="P24">1</text:p>
            <text:p text:style-name="P24"/>
          </table:table-cell>
        </table:table-row>
        <table:table-row table:style-name="Table7.1">
          <table:table-cell table:style-name="Table7.A3" office:value-type="string">
            <text:p text:style-name="P17">4</text:p>
          </table:table-cell>
          <table:table-cell table:style-name="Table7.A3" office:value-type="string">
            <text:p text:style-name="P45">Я не схильний (-а) налагоджувати надто близькі сто­сунки з товаришами</text:p>
          </table:table-cell>
          <table:table-cell table:style-name="Table7.A3" office:value-type="string">
            <text:p text:style-name="P24">1</text:p>
            <text:p text:style-name="P24"/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5</text:p>
          </table:table-cell>
          <table:table-cell table:style-name="Table7.A3" office:value-type="string">
            <text:p text:style-name="P45">Мені подобаються товариські відносини в групі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6</text:p>
          </table:table-cell>
          <table:table-cell table:style-name="Table7.A3" office:value-type="string">
            <text:p text:style-name="P45">Я схильний (-а) перечити лідеру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7</text:p>
          </table:table-cell>
          <table:table-cell table:style-name="Table7.A3" office:value-type="string">
            <text:p text:style-name="P45">Я відчуваю симпатію до одного-двох членів груп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8</text:p>
          </table:table-cell>
          <table:table-cell table:style-name="Table7.A3" office:value-type="string">
            <text:p text:style-name="P45">Я уникаю зустрічей і зібрань у групі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9</text:p>
          </table:table-cell>
          <table:table-cell table:style-name="Table7.A3" office:value-type="string">
            <text:p text:style-name="P45">Мені подобається похвала лідера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10</text:p>
          </table:table-cell>
          <table:table-cell table:style-name="Table7.A3" office:value-type="string">
            <text:p text:style-name="P45">Я незалежний (-а) у судженнях та манерах поведінк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1</text:p>
          </table:table-cell>
          <table:table-cell table:style-name="Table7.A3" office:value-type="string">
            <text:p text:style-name="P45">Я готовий (-а) приєднатися до якоїсь сторони в супе­речці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12</text:p>
          </table:table-cell>
          <table:table-cell table:style-name="Table7.A3" office:value-type="string">
            <text:p text:style-name="P45">Я схильний (-а) керувати товаришам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3</text:p>
          </table:table-cell>
          <table:table-cell table:style-name="Table7.A3" office:value-type="string">
            <text:p text:style-name="P45">Я радію від спілкування з одним-двома друзям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4</text:p>
          </table:table-cell>
          <table:table-cell table:style-name="Table7.A3" office:value-type="string">
            <text:p text:style-name="P45">Я є зовнішньо спокійний (-а) під час проявів ворожості з боку членів груп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5</text:p>
          </table:table-cell>
          <table:table-cell table:style-name="Table7.A3" office:value-type="string">
            <text:p text:style-name="P45">Я схильний (-а) підтримувати настрій своєї груп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6</text:p>
          </table:table-cell>
          <table:table-cell table:style-name="Table7.A3" office:value-type="string">
            <text:p text:style-name="P45">Я не надаю значення особистим якостям членів групи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17</text:p>
          </table:table-cell>
          <table:table-cell table:style-name="Table7.A3" office:value-type="string">
            <text:p text:style-name="P45">Я схильний (-а) відволікати групу від її мет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8</text:p>
          </table:table-cell>
          <table:table-cell table:style-name="Table7.A3" office:value-type="string">
            <text:p text:style-name="P45">Я відчуваю насолоду, протиставляючи себе лідеру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19</text:p>
          </table:table-cell>
          <table:table-cell table:style-name="Table7.A3" office:value-type="string">
            <text:p text:style-name="P45">Хотів би (-ла б) зблизитися з деякими членами груп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20</text:p>
          </table:table-cell>
          <table:table-cell table:style-name="Table7.A3" office:value-type="string">
            <text:p text:style-name="P45">Я намагаюся зберігати нейтралітет в суперечці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21</text:p>
          </table:table-cell>
          <table:table-cell table:style-name="Table7.A3" office:value-type="string">
            <text:p text:style-name="P45">Мені подобається, коли лідер активний та добре керує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22</text:p>
          </table:table-cell>
          <table:table-cell table:style-name="Table7.A3" office:value-type="string">
            <text:p text:style-name="P45">Я схильний (-а) холоднокровно обговорювати супереч­ливі питання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23</text:p>
          </table:table-cell>
          <table:table-cell table:style-name="Table7.A3" office:value-type="string">
            <text:p text:style-name="P45">Я недостатньо стриманий (-а) у вияві почуттів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24</text:p>
          </table:table-cell>
          <table:table-cell table:style-name="Table7.A3" office:value-type="string">
            <text:p text:style-name="P45">Я прагну згуртувати навколо себе однодумців</text:p>
          </table:table-cell>
          <table:table-cell table:style-name="Table7.A3" office:value-type="string">
            <text:p text:style-name="P19"/>
          </table:table-cell>
          <table:table-cell table:style-name="Table7.C8" office:value-type="float" office:value="1">
            <text:p text:style-name="P24">1</text:p>
          </table:table-cell>
        </table:table-row>
        <table:table-row table:style-name="Table7.1">
          <table:table-cell table:style-name="Table7.A3" office:value-type="string">
            <text:p text:style-name="P17">25</text:p>
          </table:table-cell>
          <table:table-cell table:style-name="Table7.A3" office:value-type="string">
            <text:p text:style-name="P45">Я незадоволений (-а) надто формальними стосунками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7">26</text:p>
          </table:table-cell>
          <table:table-cell table:style-name="Table7.A3" office:value-type="string">
            <text:p text:style-name="P45">Коли мене звинувачують, я розгублююсь і мовчу</text:p>
          </table:table-cell>
          <table:table-cell table:style-name="Table7.C8" office:value-type="float" office:value="1">
            <text:p text:style-name="P24">1</text:p>
          </table:table-cell>
          <table:table-cell table:style-name="Table7.A3" office:value-type="string">
            <text:p text:style-name="P19"/>
          </table:table-cell>
        </table:table-row>
      </table:table>
      <text:p text:style-name="P93"><text:span text:style-name="T15">Продовження</text:span><text:span text:style-name="T12"> </text:span><text:span text:style-name="T15">табл</text:span><text:span text:style-name="T12">. 18</text:span>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7">1</text:p>
          </table:table-cell>
          <table:table-cell table:style-name="Table8.A1" office:value-type="string">
            <text:p text:style-name="P17">2</text:p>
          </table:table-cell>
          <table:table-cell table:style-name="Table8.A1" office:value-type="string">
            <text:p text:style-name="P17">3</text:p>
          </table:table-cell>
          <table:table-cell table:style-name="Table8.A1" office:value-type="string">
            <text:p text:style-name="P17">4</text:p>
          </table:table-cell>
        </table:table-row>
        <text:soft-page-break/>
        <table:table-row table:style-name="Table8.1">
          <table:table-cell table:style-name="Table8.A1" office:value-type="string">
            <text:p text:style-name="P17">27</text:p>
          </table:table-cell>
          <table:table-cell table:style-name="Table8.A1" office:value-type="string">
            <text:p text:style-name="P46">Я надаю перевагу тому, щоб погоджуватися з головними тенденціями, які простежуються в групі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28</text:p>
          </table:table-cell>
          <table:table-cell table:style-name="Table8.A1" office:value-type="string">
            <text:p text:style-name="P46">Я прив’язаний (-а) до групи загалом більше, ніж до окремих товаришів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29</text:p>
          </table:table-cell>
          <table:table-cell table:style-name="Table8.A1" office:value-type="string">
            <text:p text:style-name="P45">Я схильний (-а) затягувати й загострювати суперечку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0</text:p>
          </table:table-cell>
          <table:table-cell table:style-name="Table8.A1" office:value-type="string">
            <text:p text:style-name="P45">Я прагну бути в центрі уваги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1</text:p>
          </table:table-cell>
          <table:table-cell table:style-name="Table8.A1" office:value-type="string">
            <text:p text:style-name="P45">Я намагаюся бути членом більш вузького угрупування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2</text:p>
          </table:table-cell>
          <table:table-cell table:style-name="Table8.A1" office:value-type="string">
            <text:p text:style-name="P45">Я схильний (-а) до компромісів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3</text:p>
          </table:table-cell>
          <table:table-cell table:style-name="Table8.A1" office:value-type="string">
            <text:p text:style-name="P45">Я відчуваю внутрішню стурбованість, коли лідер діє всупереч моїм очікуванням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34</text:p>
          </table:table-cell>
          <table:table-cell table:style-name="Table8.A1" office:value-type="string">
            <text:p text:style-name="P45">Я хворобливо ставлюся до зауважень товаришів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35</text:p>
          </table:table-cell>
          <table:table-cell table:style-name="Table8.A1" office:value-type="string">
            <text:p text:style-name="P45">Я можу бути підступним (-ою) і улесливим (-ою)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6</text:p>
          </table:table-cell>
          <table:table-cell table:style-name="Table8.A1" office:value-type="string">
            <text:p text:style-name="P45">Я схильний (-а) брати на себе керівництво в групі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37</text:p>
          </table:table-cell>
          <table:table-cell table:style-name="Table8.A1" office:value-type="string">
            <text:p text:style-name="P45">Я є в групі відвертим (-ою)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8</text:p>
          </table:table-cell>
          <table:table-cell table:style-name="Table8.A1" office:value-type="string">
            <text:p text:style-name="P46">В мене з’являється нервове хвилювання під час групових суперечок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39</text:p>
          </table:table-cell>
          <table:table-cell table:style-name="Table8.A1" office:value-type="string">
            <text:p text:style-name="P46">Я надаю перевагу тому, щоб лідер брав на себе відпові­дальність за планування завдань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40</text:p>
          </table:table-cell>
          <table:table-cell table:style-name="Table8.A1" office:value-type="string">
            <text:p text:style-name="P46">Я не схильний (-а) відповідати взаємністю на прояви това­риськості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41</text:p>
          </table:table-cell>
          <table:table-cell table:style-name="Table8.A1" office:value-type="string">
            <text:p text:style-name="P45">Я схильний (-а) гніватися на товаришів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42</text:p>
          </table:table-cell>
          <table:table-cell table:style-name="Table8.A1" office:value-type="string">
            <text:p text:style-name="P45">Я намагаюся вести інших проти лідера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43</text:p>
          </table:table-cell>
          <table:table-cell table:style-name="Table8.A1" office:value-type="string">
            <text:p text:style-name="P45">Я легко налагоджую знайомства за межами групи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44</text:p>
          </table:table-cell>
          <table:table-cell table:style-name="Table8.A1" office:value-type="string">
            <text:p text:style-name="P45">Я намагаюсь уникати втягування мене в суперечку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45</text:p>
          </table:table-cell>
          <table:table-cell table:style-name="Table8.A1" office:value-type="string">
            <text:p text:style-name="P45">Легко погоджуюся з пропозиціями інших членів групи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46</text:p>
          </table:table-cell>
          <table:table-cell table:style-name="Table8.A1" office:value-type="string">
            <text:p text:style-name="P45">Я чиню опір створенню угрупувань у колективі 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47</text:p>
          </table:table-cell>
          <table:table-cell table:style-name="Table8.A1" office:value-type="string">
            <text:p text:style-name="P45">Коли я роздратований (-а), я стаю іронічним (-ою) та насмішкуватим (-ою)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48</text:p>
          </table:table-cell>
          <table:table-cell table:style-name="Table8.A1" office:value-type="string">
            <text:p text:style-name="P45">У мене з’являється неприязнь до тих, хто намагається виділитися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49</text:p>
          </table:table-cell>
          <table:table-cell table:style-name="Table8.A1" office:value-type="string">
            <text:p text:style-name="P45">Я надаю перевагу меншій, але більш інтимній групі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50</text:p>
          </table:table-cell>
          <table:table-cell table:style-name="Table8.A1" office:value-type="string">
            <text:p text:style-name="P45">Я намагаюся не виявляти свої справжні почуття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51</text:p>
          </table:table-cell>
          <table:table-cell table:style-name="Table8.A1" office:value-type="string">
            <text:p text:style-name="P45">Я стаю на бік лідера в групових суперечках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52</text:p>
          </table:table-cell>
          <table:table-cell table:style-name="Table8.A1" office:value-type="string">
            <text:p text:style-name="P45">Я проявляю ініціативу в налагодженні контактів у спіл­куванні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53</text:p>
          </table:table-cell>
          <table:table-cell table:style-name="Table8.A1" office:value-type="string">
            <text:p text:style-name="P45">Я уникаю критикувати товаришів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54</text:p>
          </table:table-cell>
          <table:table-cell table:style-name="Table8.A1" office:value-type="string">
            <text:p text:style-name="P45">Я звертаюся до лідера частіше, ніж до інших</text:p>
          </table:table-cell>
          <table:table-cell table:style-name="Table8.A1" office:value-type="string">
            <text:p text:style-name="P19"/>
          </table:table-cell>
          <table:table-cell table:style-name="Table8.D2" office:value-type="float" office:value="1">
            <text:p text:style-name="P24">1</text:p>
          </table:table-cell>
        </table:table-row>
        <table:table-row table:style-name="Table8.1">
          <table:table-cell table:style-name="Table8.A1" office:value-type="string">
            <text:p text:style-name="P17">55</text:p>
          </table:table-cell>
          <table:table-cell table:style-name="Table8.A1" office:value-type="string">
            <text:p text:style-name="P45">Мені не подобається, що стосунки в групі є занадто фамільярні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56</text:p>
          </table:table-cell>
          <table:table-cell table:style-name="Table8.A1" office:value-type="string">
            <text:p text:style-name="P45">Я полюбляю влаштовувати суперечки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7">57</text:p>
          </table:table-cell>
          <table:table-cell table:style-name="Table8.A1" office:value-type="string">
            <text:p text:style-name="P45">Я намагаюся підтримати власне високе становище в групі</text:p>
          </table:table-cell>
          <table:table-cell table:style-name="Table8.D2" office:value-type="float" office:value="1">
            <text:p text:style-name="P24">1</text:p>
          </table:table-cell>
          <table:table-cell table:style-name="Table8.A1" office:value-type="string">
            <text:p text:style-name="P19"/>
          </table:table-cell>
        </table:table-row>
      </table:table>
      <text:p text:style-name="P93"><text:span text:style-name="T15">Закінчення</text:span><text:span text:style-name="T12"> </text:span><text:span text:style-name="T15">табл</text:span><text:span text:style-name="T12">. 18</text:span></text:p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7">1</text:p>
          </table:table-cell>
          <table:table-cell table:style-name="Table9.A1" office:value-type="string">
            <text:p text:style-name="P17">2</text:p>
          </table:table-cell>
          <table:table-cell table:style-name="Table9.A1" office:value-type="string">
            <text:p text:style-name="P17">3</text:p>
          </table:table-cell>
          <table:table-cell table:style-name="Table9.A1" office:value-type="string">
            <text:p text:style-name="P17">4</text:p>
          </table:table-cell>
        </table:table-row>
        <table:table-row table:style-name="Table9.1">
          <table:table-cell table:style-name="Table9.A1" office:value-type="string">
            <text:p text:style-name="P17">58</text:p>
          </table:table-cell>
          <table:table-cell table:style-name="Table9.A1" office:value-type="string">
            <text:p text:style-name="P45">Я схильний (-а) втручатися в стосунки товаришів й порушувати їх</text:p>
          </table:table-cell>
          <table:table-cell table:style-name="Table9.C2" office:value-type="float" office:value="1">
            <text:p text:style-name="P24">1</text:p>
          </table:table-cell>
          <table:table-cell table:style-name="Table9.A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17">59</text:p>
          </table:table-cell>
          <table:table-cell table:style-name="Table9.A1" office:value-type="string">
            <text:p text:style-name="P45">Я схильний (-а) до сварок і є задирливим (-ю)</text:p>
          </table:table-cell>
          <table:table-cell table:style-name="Table9.C2" office:value-type="float" office:value="1">
            <text:p text:style-name="P24">1</text:p>
          </table:table-cell>
          <table:table-cell table:style-name="Table9.A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17">60</text:p>
          </table:table-cell>
          <table:table-cell table:style-name="Table9.A1" office:value-type="string">
            <text:p text:style-name="P45">Я схильний (-а) виражати незадоволення лідером</text:p>
          </table:table-cell>
          <table:table-cell table:style-name="Table9.A1" office:value-type="string">
            <text:p text:style-name="P19"/>
          </table:table-cell>
          <table:table-cell table:style-name="Table9.C2" office:value-type="float" office:value="1">
            <text:p text:style-name="P24">1</text:p>
          </table:table-cell>
        </table:table-row>
      </table:table>
      <text:p text:style-name="P82"/>
      <text:p text:style-name="P70"><text:soft-page-break/>Оброблення результатів</text:p>
      <text:p text:style-name="P31"/>
      <text:p text:style-name="P86"><text:span text:style-name="T18"></text:span><text:span text:style-name="T19"><text:tab/></text:span><text:span text:style-name="T8">Після ознайомлення та заповнення опитувального листка звірте Ваші відповіді з ключем відповідей. У</text:span><text:span text:style-name="T31"> ньому відповіді розподіляються за шістьма тенденціями. </text:span><text:span text:style-name="T8">Обведіть кружечком ті номери відповідей, що збіглися з Вашими за опитувальником:</text:span></text:p>
      <text:p text:style-name="P81"/>
      <text:p text:style-name="P77"><text:span text:style-name="T10">Таблиця </text:span><text:span text:style-name="T8">19. Ключ відповідей</text:span></text:p>
      <text:p text:style-name="P7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8"/>
        <table:table-row table:style-name="Table10.1">
          <table:table-cell table:style-name="Table10.A1" office:value-type="string">
            <text:p text:style-name="P47">Тенденції поведінки людини в групі</text:p>
          </table:table-cell>
          <table:table-cell table:style-name="Table10.A1" table:number-columns-spanned="10" office:value-type="string">
            <text:p text:style-name="P18">Відповід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"><text:span text:style-name="T44">j</text:span><text:span text:style-name="T34"> </text:span><text:span text:style-name="T33">Залежність</text:span></text:p>
          </table:table-cell>
          <table:table-cell table:style-name="Table10.A1" office:value-type="string">
            <text:p text:style-name="P48">3<text:span text:style-name="T46">-</text:span></text:p>
          </table:table-cell>
          <table:table-cell table:style-name="Table10.A1" office:value-type="string">
            <text:p text:style-name="P48">9<text:span text:style-name="T46">-</text:span></text:p>
          </table:table-cell>
          <table:table-cell table:style-name="Table10.A1" office:value-type="string">
            <text:p text:style-name="P48">15<text:span text:style-name="T46">+</text:span></text:p>
          </table:table-cell>
          <table:table-cell table:style-name="Table10.A1" office:value-type="string">
            <text:p text:style-name="P48">21<text:span text:style-name="T46">+</text:span></text:p>
          </table:table-cell>
          <table:table-cell table:style-name="Table10.A1" office:value-type="string">
            <text:p text:style-name="P48">27<text:span text:style-name="T46">-</text:span></text:p>
          </table:table-cell>
          <table:table-cell table:style-name="Table10.A1" office:value-type="string">
            <text:p text:style-name="P48">33<text:span text:style-name="T46">-</text:span></text:p>
          </table:table-cell>
          <table:table-cell table:style-name="Table10.A1" office:value-type="string">
            <text:p text:style-name="P48">39<text:span text:style-name="T46">+</text:span></text:p>
          </table:table-cell>
          <table:table-cell table:style-name="Table10.A1" office:value-type="string">
            <text:p text:style-name="P48">45<text:span text:style-name="T46">+</text:span></text:p>
          </table:table-cell>
          <table:table-cell table:style-name="Table10.A1" office:value-type="string">
            <text:p text:style-name="P48">51<text:span text:style-name="T46">-</text:span></text:p>
          </table:table-cell>
          <table:table-cell table:style-name="Table10.A1" office:value-type="string">
            <text:p text:style-name="P48">54<text:span text:style-name="T46">-</text:span></text:p>
          </table:table-cell>
        </table:table-row>
        <table:table-row table:style-name="Table10.1">
          <table:table-cell table:style-name="Table10.A2" office:value-type="string">
            <text:p text:style-name="P2"><text:span text:style-name="T44">k</text:span><text:span text:style-name="T33"> Незалежність*</text:span></text:p>
          </table:table-cell>
          <table:table-cell table:style-name="Table10.A1" office:value-type="string">
            <text:p text:style-name="P48">6<text:span text:style-name="T46">+</text:span></text:p>
          </table:table-cell>
          <table:table-cell table:style-name="Table10.A1" office:value-type="string">
            <text:p text:style-name="P48">12<text:span text:style-name="T46">+</text:span></text:p>
          </table:table-cell>
          <table:table-cell table:style-name="Table10.A1" office:value-type="string">
            <text:p text:style-name="P48">18<text:span text:style-name="T46">+</text:span></text:p>
          </table:table-cell>
          <table:table-cell table:style-name="Table10.A1" office:value-type="string">
            <text:p text:style-name="P48">24<text:span text:style-name="T46">-</text:span></text:p>
          </table:table-cell>
          <table:table-cell table:style-name="Table10.A1" office:value-type="string">
            <text:p text:style-name="P48">30<text:span text:style-name="T46">+</text:span></text:p>
          </table:table-cell>
          <table:table-cell table:style-name="Table10.A1" office:value-type="string">
            <text:p text:style-name="P48">36<text:span text:style-name="T46">-</text:span></text:p>
          </table:table-cell>
          <table:table-cell table:style-name="Table10.A1" office:value-type="string">
            <text:p text:style-name="P48">42<text:span text:style-name="T46">-</text:span></text:p>
          </table:table-cell>
          <table:table-cell table:style-name="Table10.A1" office:value-type="string">
            <text:p text:style-name="P48">48<text:span text:style-name="T46">+</text:span></text:p>
          </table:table-cell>
          <table:table-cell table:style-name="Table10.A1" office:value-type="string">
            <text:p text:style-name="P48">57<text:span text:style-name="T46">+</text:span></text:p>
          </table:table-cell>
          <table:table-cell table:style-name="Table10.A1" office:value-type="string">
            <text:p text:style-name="P48">60<text:span text:style-name="T46">-</text:span></text:p>
          </table:table-cell>
        </table:table-row>
        <table:table-row table:style-name="Table10.1">
          <table:table-cell table:style-name="Table10.A2" office:value-type="string">
            <text:p text:style-name="P2"><text:span text:style-name="T44">l</text:span><text:span text:style-name="T34"> </text:span><text:span text:style-name="T33">Товариськість*</text:span></text:p>
          </table:table-cell>
          <table:table-cell table:style-name="Table10.A1" office:value-type="string">
            <text:p text:style-name="P48">5<text:span text:style-name="T46">+</text:span></text:p>
          </table:table-cell>
          <table:table-cell table:style-name="Table10.A1" office:value-type="string">
            <text:p text:style-name="P48">7<text:span text:style-name="T46">+</text:span></text:p>
          </table:table-cell>
          <table:table-cell table:style-name="Table10.A1" office:value-type="string">
            <text:p text:style-name="P48">13<text:span text:style-name="T46">+</text:span></text:p>
          </table:table-cell>
          <table:table-cell table:style-name="Table10.A1" office:value-type="string">
            <text:p text:style-name="P48">19<text:span text:style-name="T46">+</text:span></text:p>
          </table:table-cell>
          <table:table-cell table:style-name="Table10.A1" office:value-type="string">
            <text:p text:style-name="P48">25<text:span text:style-name="T46">+</text:span></text:p>
          </table:table-cell>
          <table:table-cell table:style-name="Table10.A1" office:value-type="string">
            <text:p text:style-name="P48">31<text:span text:style-name="T46">+</text:span></text:p>
          </table:table-cell>
          <table:table-cell table:style-name="Table10.A1" office:value-type="string">
            <text:p text:style-name="P48">37<text:span text:style-name="T46">+</text:span></text:p>
          </table:table-cell>
          <table:table-cell table:style-name="Table10.A1" office:value-type="string">
            <text:p text:style-name="P48">43<text:span text:style-name="T46">+</text:span></text:p>
          </table:table-cell>
          <table:table-cell table:style-name="Table10.A1" office:value-type="string">
            <text:p text:style-name="P48">49<text:span text:style-name="T46">+</text:span></text:p>
          </table:table-cell>
          <table:table-cell table:style-name="Table10.A1" office:value-type="string">
            <text:p text:style-name="P48">52<text:span text:style-name="T46">+</text:span></text:p>
          </table:table-cell>
        </table:table-row>
        <table:table-row table:style-name="Table10.1">
          <table:table-cell table:style-name="Table10.A2" office:value-type="string">
            <text:p text:style-name="P2"><text:span text:style-name="T44">m</text:span><text:span text:style-name="T33"> Нетовариськість</text:span></text:p>
          </table:table-cell>
          <table:table-cell table:style-name="Table10.A1" office:value-type="string">
            <text:p text:style-name="P48">4<text:span text:style-name="T46">+</text:span></text:p>
          </table:table-cell>
          <table:table-cell table:style-name="Table10.A1" office:value-type="string">
            <text:p text:style-name="P48">10<text:span text:style-name="T46">+</text:span></text:p>
          </table:table-cell>
          <table:table-cell table:style-name="Table10.A1" office:value-type="string">
            <text:p text:style-name="P48">16<text:span text:style-name="T46">-</text:span></text:p>
          </table:table-cell>
          <table:table-cell table:style-name="Table10.A1" office:value-type="string">
            <text:p text:style-name="P48">22<text:span text:style-name="T46">-</text:span></text:p>
          </table:table-cell>
          <table:table-cell table:style-name="Table10.A1" office:value-type="string">
            <text:p text:style-name="P48">28<text:span text:style-name="T46">-</text:span></text:p>
          </table:table-cell>
          <table:table-cell table:style-name="Table10.A1" office:value-type="string">
            <text:p text:style-name="P48">34<text:span text:style-name="T46">-</text:span></text:p>
          </table:table-cell>
          <table:table-cell table:style-name="Table10.A1" office:value-type="string">
            <text:p text:style-name="P48">40<text:span text:style-name="T46">-</text:span></text:p>
          </table:table-cell>
          <table:table-cell table:style-name="Table10.A1" office:value-type="string">
            <text:p text:style-name="P48">46<text:span text:style-name="T46">-</text:span></text:p>
          </table:table-cell>
          <table:table-cell table:style-name="Table10.A1" office:value-type="string">
            <text:p text:style-name="P48">55<text:span text:style-name="T46">+</text:span></text:p>
          </table:table-cell>
          <table:table-cell table:style-name="Table10.A1" office:value-type="string">
            <text:p text:style-name="P48">58<text:span text:style-name="T46">+</text:span></text:p>
          </table:table-cell>
        </table:table-row>
        <table:table-row table:style-name="Table10.1">
          <table:table-cell table:style-name="Table10.A2" office:value-type="string">
            <text:p text:style-name="P2"><text:span text:style-name="T44">n</text:span><text:span text:style-name="T33"> Прийняття </text:span><text:span text:style-name="T34">“</text:span><text:span text:style-name="T33">боротьби</text:span><text:span text:style-name="T34">”</text:span><text:span text:style-name="T31"> </text:span></text:p>
          </table:table-cell>
          <table:table-cell table:style-name="Table10.A1" office:value-type="string">
            <text:p text:style-name="P48">1<text:span text:style-name="T46">-</text:span></text:p>
          </table:table-cell>
          <table:table-cell table:style-name="Table10.A1" office:value-type="string">
            <text:p text:style-name="P48">11<text:span text:style-name="T46">-</text:span></text:p>
          </table:table-cell>
          <table:table-cell table:style-name="Table10.A1" office:value-type="string">
            <text:p text:style-name="P48">17<text:span text:style-name="T46">+</text:span></text:p>
          </table:table-cell>
          <table:table-cell table:style-name="Table10.A1" office:value-type="string">
            <text:p text:style-name="P48">23<text:span text:style-name="T46">+</text:span></text:p>
          </table:table-cell>
          <table:table-cell table:style-name="Table10.A1" office:value-type="string">
            <text:p text:style-name="P48">29<text:span text:style-name="T46">+</text:span></text:p>
          </table:table-cell>
          <table:table-cell table:style-name="Table10.A1" office:value-type="string">
            <text:p text:style-name="P48">35<text:span text:style-name="T46">+</text:span></text:p>
          </table:table-cell>
          <table:table-cell table:style-name="Table10.A1" office:value-type="string">
            <text:p text:style-name="P48">41<text:span text:style-name="T46">-</text:span></text:p>
          </table:table-cell>
          <table:table-cell table:style-name="Table10.A1" office:value-type="string">
            <text:p text:style-name="P48">47<text:span text:style-name="T46">-</text:span></text:p>
          </table:table-cell>
          <table:table-cell table:style-name="Table10.A1" office:value-type="string">
            <text:p text:style-name="P48">56<text:span text:style-name="T46">+</text:span></text:p>
          </table:table-cell>
          <table:table-cell table:style-name="Table10.A1" office:value-type="string">
            <text:p text:style-name="P48">59<text:span text:style-name="T46">+</text:span></text:p>
          </table:table-cell>
        </table:table-row>
        <table:table-row table:style-name="Table10.1">
          <table:table-cell table:style-name="Table10.A2" office:value-type="string">
            <text:p text:style-name="P2"><text:span text:style-name="T44">o</text:span><text:span text:style-name="T33"> Ухиляння від </text:span><text:span text:style-name="T34">“</text:span><text:span text:style-name="T33">боротьби</text:span><text:span text:style-name="T34">”*</text:span></text:p>
          </table:table-cell>
          <table:table-cell table:style-name="Table10.A1" office:value-type="string">
            <text:p text:style-name="P48">2<text:span text:style-name="T46">+</text:span></text:p>
          </table:table-cell>
          <table:table-cell table:style-name="Table10.A1" office:value-type="string">
            <text:p text:style-name="P48">8<text:span text:style-name="T46">+</text:span></text:p>
          </table:table-cell>
          <table:table-cell table:style-name="Table10.A1" office:value-type="string">
            <text:p text:style-name="P48">14<text:span text:style-name="T46">+</text:span></text:p>
          </table:table-cell>
          <table:table-cell table:style-name="Table10.A1" office:value-type="string">
            <text:p text:style-name="P48">20<text:span text:style-name="T46">-</text:span></text:p>
          </table:table-cell>
          <table:table-cell table:style-name="Table10.A1" office:value-type="string">
            <text:p text:style-name="P48">26<text:span text:style-name="T46">+</text:span></text:p>
          </table:table-cell>
          <table:table-cell table:style-name="Table10.A1" office:value-type="string">
            <text:p text:style-name="P48">32<text:span text:style-name="T46">+</text:span></text:p>
          </table:table-cell>
          <table:table-cell table:style-name="Table10.A1" office:value-type="string">
            <text:p text:style-name="P48">38<text:span text:style-name="T46">+</text:span></text:p>
          </table:table-cell>
          <table:table-cell table:style-name="Table10.A1" office:value-type="string">
            <text:p text:style-name="P48">44<text:span text:style-name="T46">+</text:span></text:p>
          </table:table-cell>
          <table:table-cell table:style-name="Table10.A1" office:value-type="string">
            <text:p text:style-name="P48">50<text:span text:style-name="T46">+</text:span></text:p>
          </table:table-cell>
          <table:table-cell table:style-name="Table10.A1" office:value-type="string">
            <text:p text:style-name="P48">53<text:span text:style-name="T46">-</text:span></text:p>
          </table:table-cell>
        </table:table-row>
      </table:table>
      <text:p text:style-name="P31"/>
      <text:p text:style-name="P86"><text:span text:style-name="T18"></text:span><text:span text:style-name="T19"><text:tab/></text:span><text:span text:style-name="T8">Визначають </text:span><text:span text:style-name="T31">частоту проявів кожної з тенденцій, підсумовуючи кіль­кість відповідей </text:span><text:span text:style-name="T34">“</text:span><text:span text:style-name="T33">так</text:span><text:span text:style-name="T34">”</text:span><text:span text:style-name="T31"> за однією з тенденцій з кількістю відповідей </text:span><text:span text:style-name="T34">“</text:span><text:span text:style-name="T33">ні</text:span><text:span text:style-name="T34">”</text:span><text:span text:style-name="T31"> за полярною тенденцією у спряженій парі:</text:span></text:p>
      <text:p text:style-name="P98"><text:span text:style-name="T41">w</text:span><text:span text:style-name="T42"><text:tab/></text:span><text:span text:style-name="T33">залежність</text:span><text:span text:style-name="T23"> </text:span><text:span text:style-name="T11">—</text:span><text:span text:style-name="T22"> </text:span><text:span text:style-name="T33">незалежність</text:span><text:span text:style-name="T31">;</text:span></text:p>
      <text:p text:style-name="P98"><text:span text:style-name="T41">w</text:span><text:span text:style-name="T42"><text:tab/></text:span><text:span text:style-name="T33">товариськість</text:span><text:span text:style-name="T23"> </text:span><text:span text:style-name="T11">—</text:span><text:span text:style-name="T22"> </text:span><text:span text:style-name="T33">нетовариськість</text:span><text:span text:style-name="T31">;</text:span></text:p>
      <text:p text:style-name="P98"><text:span text:style-name="T41">w</text:span><text:span text:style-name="T42"><text:tab/></text:span><text:span text:style-name="T33">прийняття </text:span><text:span text:style-name="T34">“</text:span><text:span text:style-name="T33">боротьби</text:span><text:span text:style-name="T34">”</text:span><text:span text:style-name="T23"> </text:span><text:span text:style-name="T11">—</text:span><text:span text:style-name="T23"> </text:span><text:span text:style-name="T33">неприйняття </text:span><text:span text:style-name="T34">“</text:span><text:span text:style-name="T33">боротьби</text:span><text:span text:style-name="T34">”</text:span><text:span text:style-name="T31">.</text:span></text:p>
      <text:p text:style-name="P99"><text:span text:style-name="T31">Наприклад, кількість відповідей </text:span><text:span text:style-name="T34">“</text:span><text:span text:style-name="T33">так</text:span><text:span text:style-name="T34">”</text:span><text:span text:style-name="T31"> за шкалою </text:span><text:span text:style-name="T34">“</text:span><text:span text:style-name="T33">Залежність</text:span><text:span text:style-name="T34">”</text:span><text:span text:style-name="T31"> підсумовують з кількістю відповідей </text:span><text:span text:style-name="T34">“</text:span><text:span text:style-name="T33">ні</text:span><text:span text:style-name="T34">”</text:span><text:span text:style-name="T31"> за шкалою </text:span><text:span text:style-name="T34">“</text:span><text:span text:style-name="T33">Незалежність</text:span><text:span text:style-name="T34">”</text:span><text:span text:style-name="T31">.</text:span></text:p>
      <text:p text:style-name="P80"/>
      <text:p text:style-name="P70">Інтерпретація результатів</text:p>
      <text:p text:style-name="P31"/>
      <text:p text:style-name="P87"><text:span text:style-name="T39"></text:span><text:span text:style-name="T40"><text:tab/></text:span><text:span text:style-name="T31">Якщо отримана сума балів (частота прояву становить 1 бал) набли­жена до 20, то можна говорити про істинне переважання тої чи іншої стійкої тенденції, що є властивою індивіду й проявляється не тільки в певній групі, але й за її межами. </text:span></text:p>
      <text:p text:style-name="P87"><text:span text:style-name="T39"></text:span><text:span text:style-name="T40"><text:tab/></text:span><text:span text:style-name="T31">Якщо кількість відповідей </text:span><text:span text:style-name="T34">“</text:span><text:span text:style-name="T33">так</text:span><text:span text:style-name="T34">”</text:span><text:span text:style-name="T31"> однієї тенденції виявиться рівною кількості позитивних відповідей за протилежною тенденцією (наприк­лад, </text:span><text:span text:style-name="T33">залежність</text:span><text:span text:style-name="T23"> </text:span><text:span text:style-name="T11">—</text:span><text:span text:style-name="T23"> </text:span><text:span text:style-name="T33">незалежність</text:span><text:span text:style-name="T31">), то таке положення засвідчує наяв­ність внутрішнього конфлікту особистості, яка знаходиться під впливом однаково виражених протилежних тенденцій. </text:span></text:p>
      <text:p text:style-name="P87"><text:span text:style-name="T18"></text:span><text:span text:style-name="T19"><text:tab/></text:span><text:span text:style-name="T31">Три</text:span><text:span text:style-name="T22"> </text:span><text:span text:style-name="T8">—</text:span><text:span text:style-name="T22"> </text:span><text:span text:style-name="T31">чотири відповіді </text:span><text:span text:style-name="T34">“</text:span><text:span text:style-name="T33">сумніваюсь</text:span><text:span text:style-name="T34">”</text:span><text:span text:style-name="T31"> за окремими тенденціями роз­глядають як ознаку нерішучості, ухиляння, астенічності, проте в іншому разі це може засвідчувати вибірковість у поведінці, тактичну гнучкість, стенічність. Ці </text:span><text:soft-page-break/><text:span text:style-name="T31">якості можна верифікувати, аналізуючи їх у сукупності з іншими особливостями особистості.</text:span></text:p>
      <text:p text:style-name="P87"><text:span text:style-name="T18"></text:span><text:span text:style-name="T19"><text:tab/></text:span><text:span text:style-name="T31">Кожна з цих тенденцій має внутрішню і зовнішню характеристику, тобто може бути внутрішньо властивою індивіду, а може бути зовніш­ньою, своєрідною “маскою”, яка приховує справжнє обличчя людини.</text:span></text:p>
      <text:p text:style-name="P84"/>
      <text:p text:style-name="P77"><text:span text:style-name="T10">Таблиця </text:span><text:span text:style-name="T8">20. </text:span><text:span text:style-name="T31">Тенденції поведінки людини в групі</text:span></text:p>
      <text:p text:style-name="P7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9">Тенденції</text:p>
          </table:table-cell>
          <table:table-cell table:style-name="Table11.A1" office:value-type="string">
            <text:p text:style-name="P23">Пояснення</text:p>
          </table:table-cell>
        </table:table-row>
        <table:table-row table:style-name="Table11.1">
          <table:table-cell table:style-name="Table11.A2" office:value-type="string">
            <text:p text:style-name="P50">До залежності</text:p>
          </table:table-cell>
          <table:table-cell table:style-name="Table11.A1" office:value-type="string">
            <text:p text:style-name="P51">Цю тенденцію розуміють як внутрішнє стрем­ління індивіда до прийняття групових норм, стандартів і морально-етичних цінностей</text:p>
          </table:table-cell>
        </table:table-row>
        <table:table-row table:style-name="Table11.1">
          <table:table-cell table:style-name="Table11.A2" office:value-type="string">
            <text:p text:style-name="P50">До товариськості</text:p>
          </table:table-cell>
          <table:table-cell table:style-name="Table11.A1" office:value-type="string">
            <text:p text:style-name="P51">Така тенденція свідчить про контактність, стремління утворювати емоційні зв’язки як у своїй групі, так і за її межами</text:p>
          </table:table-cell>
        </table:table-row>
        <table:table-row table:style-name="Table11.1">
          <table:table-cell table:style-name="Table11.A2" office:value-type="string">
            <text:p text:style-name="P1"><text:span text:style-name="T33">До прийняття </text:span><text:span text:style-name="T34">“</text:span><text:span text:style-name="T33">боротьби</text:span><text:span text:style-name="T34">”</text:span></text:p>
          </table:table-cell>
          <table:table-cell table:style-name="Table11.A1" office:value-type="string">
            <text:p text:style-name="P51">Розглядають як активне стремління особистості брати участь у житті групи, як стремління до досягнення більш високого статусу в системі міжособистісних відносин</text:p>
          </table:table-cell>
        </table:table-row>
        <table:table-row table:style-name="Table11.1">
          <table:table-cell table:style-name="Table11.A2" office:value-type="string">
            <text:p text:style-name="P1"><text:span text:style-name="T33">Ухиляння від </text:span><text:span text:style-name="T34">“</text:span><text:span text:style-name="T33">боротьби</text:span><text:span text:style-name="T34">”</text:span></text:p>
          </table:table-cell>
          <table:table-cell table:style-name="Table11.A1" office:value-type="string">
            <text:p text:style-name="P26"><text:span text:style-name="T8">Це п</text:span><text:span text:style-name="T31">ротилежна тенденція, яка засвідчує нама­гання відійти від взаємодії, зберегти нейтралітет у групових спорах і конфліктах, схильність до компромісних рішень</text:span></text:p>
          </table:table-cell>
        </table:table-row>
      </table:table>
      <text:p text:style-name="P96"/>
      <text:p text:style-name="P97"><text:span text:style-name="T43">F</text:span><text:span text:style-name="T45"> </text:span><text:span text:style-name="T34">Примітка.</text:span><text:span text:style-name="T31"> </text:span><text:span text:style-name="T35">З метою вивчення “</text:span><text:span text:style-name="T36">ідеального Я</text:span><text:span text:style-name="T35">” досліджуваного або його уявлення про те, яким його бачать інші, проводять повторне дослідження, хід якого ідентичний описаному вище. Інструкцію, яку пропонує експериментатор, корегують залежно від мети дослідження.</text:span></text:p>
      <text:p text:style-name="P44"><draw:frame draw:style-name="fr1" draw:name="graphics6" text:anchor-type="as-char" svg:width="3.083cm" svg:height="1.145cm" draw:z-index="5"><draw:image xlink:href="Pictures/2000005800007D9300002D7A893873C4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Webdings" svg:font-family="Webdings" style:font-family-generic="roman" style:font-charset="x-symbol"/>
    <style:font-face style:name="Wingdings 2" svg:font-family="'Wingdings 2'" style:font-family-generic="roman" style:font-charset="x-symbol"/>
    <style:font-face style:name="Mangal1" svg:font-family="Mangal"/>
    <style:font-face style:name="Times New Roman CYR" svg:font-family="'Times New Roman CYR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Times New Roman CY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6T03:00:12.29</dc:date>
    <dc:creator>Volodymyr Shevchyk</dc:creator>
    <meta:generator>OpenOffice.org/3.2$Win32 OpenOffice.org_project/320m18$Build-9502</meta:generator>
    <meta:document-statistic meta:table-count="11" meta:image-count="6" meta:object-count="0" meta:page-count="10" meta:paragraph-count="596" meta:word-count="2762" meta:character-count="18272"/>
    <meta:editing-duration>PT00H28M50S</meta:editing-duration>
    <meta:editing-cycles>1</meta:editing-cycles>
  </office:meta>
</office:document-meta>
</file>